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3" style:parent-style-name="HTMLPreformatted" style:list-style-name="LFO2" style:family="paragraph"/>
    <style:style style:name="T4" style:parent-style-name="DefaultParagraphFont" style:family="text">
      <style:text-properties fo:language="nl" fo:country="NL"/>
    </style:style>
    <style:style style:name="T5" style:parent-style-name="DefaultParagraphFont" style:family="text">
      <style:text-properties fo:language="nl" fo:country="NL"/>
    </style:style>
    <style:style style:name="T6" style:parent-style-name="DefaultParagraphFont" style:family="text">
      <style:text-properties fo:language="nl" fo:country="NL"/>
    </style:style>
    <style:style style:name="T7" style:parent-style-name="DefaultParagraphFont" style:family="text">
      <style:text-properties fo:language="en"/>
    </style:style>
    <style:style style:name="P8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9" style:parent-style-name="HTMLPreformatted" style:list-style-name="LFO2" style:family="paragraph">
      <style:text-properties fo:language="nl" fo:country="NL"/>
    </style:style>
    <style:style style:name="P10" style:parent-style-name="HTMLPreformatted" style:list-style-name="LFO2" style:family="paragraph"/>
    <style:style style:name="T11" style:parent-style-name="DefaultParagraphFont" style:family="text">
      <style:text-properties fo:language="nl" fo:country="NL"/>
    </style:style>
    <style:style style:name="T12" style:parent-style-name="DefaultParagraphFont" style:family="text">
      <style:text-properties fo:language="nl" fo:country="NL"/>
    </style:style>
    <style:style style:name="T13" style:parent-style-name="DefaultParagraphFont" style:family="text">
      <style:text-properties fo:language="en"/>
    </style:style>
    <style:style style:name="P14" style:parent-style-name="HTMLPreformatted" style:list-style-name="LFO2" style:family="paragraph"/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  <style:style style:name="T17" style:parent-style-name="DefaultParagraphFont" style:family="text">
      <style:text-properties fo:language="nl" fo:country="NL"/>
    </style:style>
    <style:style style:name="T18" style:parent-style-name="DefaultParagraphFont" style:family="text">
      <style:text-properties fo:language="en"/>
    </style:style>
    <style:style style:name="P19" style:parent-style-name="HTMLPreformatted" style:family="paragraph">
      <style:text-properties fo:language="en"/>
    </style:style>
    <style:style style:name="P20" style:parent-style-name="HTMLPreformatted" style:list-style-name="LFO1" style:family="paragraph"/>
    <style:style style:name="T21" style:parent-style-name="DefaultParagraphFont" style:family="text">
      <style:text-properties fo:language="en"/>
    </style:style>
    <style:style style:name="P22" style:parent-style-name="HTMLPreformatted" style:list-style-name="LFO2" style:family="paragraph"/>
    <style:style style:name="T23" style:parent-style-name="DefaultParagraphFont" style:family="text">
      <style:text-properties fo:language="en"/>
    </style:style>
    <style:style style:name="P24" style:parent-style-name="HTMLPreformatted" style:list-style-name="LFO2" style:family="paragraph">
      <style:text-properties fo:language="nl" fo:country="NL"/>
    </style:style>
    <style:style style:name="P25" style:parent-style-name="HTMLPreformatted" style:list-style-name="LFO2" style:family="paragraph"/>
    <style:style style:name="T26" style:parent-style-name="DefaultParagraphFont" style:family="text">
      <style:text-properties fo:language="en"/>
    </style:style>
    <style:style style:name="P27" style:parent-style-name="HTMLPreformatted" style:list-style-name="LFO2" style:family="paragraph"/>
    <style:style style:name="T28" style:parent-style-name="DefaultParagraphFont" style:family="text">
      <style:text-properties fo:language="en"/>
    </style:style>
    <style:style style:name="P29" style:parent-style-name="HTMLPreformatted" style:list-style-name="LFO1" style:family="paragraph"/>
    <style:style style:name="T30" style:parent-style-name="DefaultParagraphFont" style:family="text">
      <style:text-properties fo:language="en"/>
    </style:style>
    <style:style style:name="P31" style:parent-style-name="HTMLPreformatted" style:list-style-name="LFO2" style:family="paragraph">
      <style:text-properties fo:language="nl" fo:country="NL"/>
    </style:style>
    <style:style style:name="P32" style:parent-style-name="HTMLPreformatted" style:list-style-name="LFO2" style:family="paragraph"/>
    <style:style style:name="T33" style:parent-style-name="DefaultParagraphFont" style:family="text">
      <style:text-properties fo:language="nl" fo:country="NL"/>
    </style:style>
    <style:style style:name="T34" style:parent-style-name="DefaultParagraphFont" style:family="text">
      <style:text-properties fo:language="nl" fo:country="NL"/>
    </style:style>
    <style:style style:name="T35" style:parent-style-name="DefaultParagraphFont" style:family="text">
      <style:text-properties fo:language="nl" fo:country="NL"/>
    </style:style>
    <style:style style:name="T36" style:parent-style-name="DefaultParagraphFont" style:family="text">
      <style:text-properties fo:language="en"/>
    </style:style>
    <style:style style:name="P37" style:parent-style-name="HTMLPreformatted" style:list-style-name="LFO2" style:family="paragraph"/>
    <style:style style:name="T38" style:parent-style-name="DefaultParagraphFont" style:family="text">
      <style:text-properties fo:language="nl" fo:country="NL"/>
    </style:style>
    <style:style style:name="T39" style:parent-style-name="DefaultParagraphFont" style:family="text">
      <style:text-properties fo:language="nl" fo:country="NL"/>
    </style:style>
    <style:style style:name="T40" style:parent-style-name="DefaultParagraphFont" style:family="text">
      <style:text-properties fo:language="nl" fo:country="NL"/>
    </style:style>
    <style:style style:name="T41" style:parent-style-name="DefaultParagraphFont" style:family="text">
      <style:text-properties fo:language="en"/>
    </style:style>
    <style:style style:name="P42" style:parent-style-name="HTMLPreformatted" style:list-style-name="LFO2" style:family="paragraph"/>
    <style:style style:name="T43" style:parent-style-name="DefaultParagraphFont" style:family="text">
      <style:text-properties fo:language="nl" fo:country="NL"/>
    </style:style>
    <style:style style:name="T44" style:parent-style-name="DefaultParagraphFont" style:family="text">
      <style:text-properties fo:language="nl" fo:country="NL"/>
    </style:style>
    <style:style style:name="T45" style:parent-style-name="DefaultParagraphFont" style:family="text">
      <style:text-properties fo:language="en"/>
    </style:style>
    <style:style style:name="T46" style:parent-style-name="DefaultParagraphFont" style:family="text">
      <style:text-properties fo:language="nl" fo:country="NL"/>
    </style:style>
    <style:style style:name="P47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48" style:parent-style-name="DefaultParagraphFont" style:family="text">
      <style:text-properties fo:language="nl" fo:country="NL"/>
    </style:style>
    <style:style style:name="T4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50" style:parent-style-name="ListParagraph" style:family="paragraph">
      <style:paragraph-properties fo:margin-bottom="0in" fo:line-height="100%"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51" style:parent-style-name="HTMLPreformatted" style:list-style-name="LFO1" style:family="paragraph"/>
    <style:style style:name="T52" style:parent-style-name="DefaultParagraphFont" style:family="text">
      <style:text-properties fo:language="nl" fo:country="NL"/>
    </style:style>
    <style:style style:name="T53" style:parent-style-name="DefaultParagraphFont" style:family="text">
      <style:text-properties fo:language="nl" fo:country="NL"/>
    </style:style>
    <style:style style:name="T54" style:parent-style-name="DefaultParagraphFont" style:family="text">
      <style:text-properties fo:language="en"/>
    </style:style>
    <style:style style:name="P55" style:parent-style-name="HTMLPreformatted" style:list-style-name="LFO2" style:family="paragraph"/>
    <style:style style:name="T56" style:parent-style-name="DefaultParagraphFont" style:family="text">
      <style:text-properties fo:language="nl" fo:country="NL"/>
    </style:style>
    <style:style style:name="T57" style:parent-style-name="DefaultParagraphFont" style:family="text">
      <style:text-properties fo:language="nl" fo:country="NL"/>
    </style:style>
    <style:style style:name="T58" style:parent-style-name="DefaultParagraphFont" style:family="text">
      <style:text-properties fo:language="nl" fo:country="NL"/>
    </style:style>
    <style:style style:name="T59" style:parent-style-name="DefaultParagraphFont" style:family="text">
      <style:text-properties fo:language="en"/>
    </style:style>
    <style:style style:name="P60" style:parent-style-name="HTMLPreformatted" style:list-style-name="LFO2" style:family="paragraph"/>
    <style:style style:name="T61" style:parent-style-name="DefaultParagraphFont" style:family="text">
      <style:text-properties fo:language="nl" fo:country="NL"/>
    </style:style>
    <style:style style:name="T62" style:parent-style-name="DefaultParagraphFont" style:family="text">
      <style:text-properties fo:language="nl" fo:country="NL"/>
    </style:style>
    <style:style style:name="T63" style:parent-style-name="DefaultParagraphFont" style:family="text">
      <style:text-properties fo:language="nl" fo:country="NL"/>
    </style:style>
    <style:style style:name="T64" style:parent-style-name="DefaultParagraphFont" style:family="text">
      <style:text-properties fo:language="en"/>
    </style:style>
    <style:style style:name="P65" style:parent-style-name="HTMLPreformatted" style:list-style-name="LFO2" style:family="paragraph"/>
    <style:style style:name="T66" style:parent-style-name="DefaultParagraphFont" style:family="text">
      <style:text-properties fo:language="nl" fo:country="NL"/>
    </style:style>
    <style:style style:name="T67" style:parent-style-name="DefaultParagraphFont" style:family="text">
      <style:text-properties fo:language="nl" fo:country="NL"/>
    </style:style>
    <style:style style:name="T68" style:parent-style-name="DefaultParagraphFont" style:family="text">
      <style:text-properties fo:language="en"/>
    </style:style>
    <style:style style:name="T69" style:parent-style-name="DefaultParagraphFont" style:family="text">
      <style:text-properties fo:language="nl" fo:country="NL"/>
    </style:style>
    <style:style style:name="P70" style:parent-style-name="HTMLPreformatted" style:list-style-name="LFO2" style:family="paragraph"/>
    <style:style style:name="T71" style:parent-style-name="DefaultParagraphFont" style:family="text">
      <style:text-properties fo:language="nl" fo:country="NL"/>
    </style:style>
    <style:style style:name="T72" style:parent-style-name="DefaultParagraphFont" style:family="text">
      <style:text-properties fo:language="nl" fo:country="NL"/>
    </style:style>
    <style:style style:name="T73" style:parent-style-name="DefaultParagraphFont" style:family="text">
      <style:text-properties fo:language="nl" fo:country="NL"/>
    </style:style>
    <style:style style:name="T74" style:parent-style-name="DefaultParagraphFont" style:family="text">
      <style:text-properties fo:language="nl" fo:country="NL"/>
    </style:style>
    <style:style style:name="T75" style:parent-style-name="DefaultParagraphFont" style:family="text">
      <style:text-properties fo:language="en"/>
    </style:style>
    <style:style style:name="P76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77" style:parent-style-name="DefaultParagraphFont" style:family="text">
      <style:text-properties fo:language="nl" fo:country="NL"/>
    </style:style>
    <style:style style:name="T78" style:parent-style-name="DefaultParagraphFont" style:family="text">
      <style:text-properties fo:language="nl" fo:country="NL"/>
    </style:style>
    <style:style style:name="T7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80" style:parent-style-name="ListParagraph" style:family="paragraph">
      <style:paragraph-properties fo:margin-bottom="0in" fo:line-height="100%"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81" style:parent-style-name="HTMLPreformatted" style:list-style-name="LFO1" style:family="paragraph"/>
    <style:style style:name="T82" style:parent-style-name="DefaultParagraphFont" style:family="text">
      <style:text-properties fo:language="nl" fo:country="NL"/>
    </style:style>
    <style:style style:name="T83" style:parent-style-name="DefaultParagraphFont" style:family="text">
      <style:text-properties fo:language="nl" fo:country="NL"/>
    </style:style>
    <style:style style:name="T84" style:parent-style-name="DefaultParagraphFont" style:family="text">
      <style:text-properties fo:language="en"/>
    </style:style>
    <style:style style:name="P85" style:parent-style-name="HTMLPreformatted" style:list-style-name="LFO2" style:family="paragraph"/>
    <style:style style:name="T86" style:parent-style-name="DefaultParagraphFont" style:family="text">
      <style:text-properties fo:language="en"/>
    </style:style>
    <style:style style:name="P87" style:parent-style-name="HTMLPreformatted" style:list-style-name="LFO2" style:family="paragraph"/>
    <style:style style:name="T88" style:parent-style-name="DefaultParagraphFont" style:family="text">
      <style:text-properties fo:language="en"/>
    </style:style>
    <style:style style:name="P89" style:parent-style-name="HTMLPreformatted" style:list-style-name="LFO2" style:family="paragraph"/>
    <style:style style:name="T90" style:parent-style-name="DefaultParagraphFont" style:family="text">
      <style:text-properties fo:language="en"/>
    </style:style>
    <style:style style:name="T91" style:parent-style-name="DefaultParagraphFont" style:family="text">
      <style:text-properties fo:language="en"/>
    </style:style>
    <style:style style:name="T92" style:parent-style-name="DefaultParagraphFont" style:family="text">
      <style:text-properties fo:language="en"/>
    </style:style>
    <style:style style:name="P93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9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95" style:parent-style-name="HTMLPreformatted" style:list-style-name="LFO1" style:family="paragraph"/>
    <style:style style:name="T96" style:parent-style-name="DefaultParagraphFont" style:family="text">
      <style:text-properties fo:language="en"/>
    </style:style>
    <style:style style:name="P97" style:parent-style-name="HTMLPreformatted" style:list-style-name="LFO2" style:family="paragraph"/>
    <style:style style:name="T98" style:parent-style-name="DefaultParagraphFont" style:family="text">
      <style:text-properties fo:language="nl" fo:country="NL"/>
    </style:style>
    <style:style style:name="T99" style:parent-style-name="DefaultParagraphFont" style:family="text">
      <style:text-properties fo:language="nl" fo:country="NL"/>
    </style:style>
    <style:style style:name="T100" style:parent-style-name="DefaultParagraphFont" style:family="text">
      <style:text-properties fo:language="nl" fo:country="NL"/>
    </style:style>
    <style:style style:name="T101" style:parent-style-name="DefaultParagraphFont" style:family="text">
      <style:text-properties fo:language="en"/>
    </style:style>
    <style:style style:name="P102" style:parent-style-name="HTMLPreformatted" style:list-style-name="LFO2" style:family="paragraph"/>
    <style:style style:name="T103" style:parent-style-name="DefaultParagraphFont" style:family="text">
      <style:text-properties fo:language="nl" fo:country="NL"/>
    </style:style>
    <style:style style:name="T104" style:parent-style-name="DefaultParagraphFont" style:family="text">
      <style:text-properties fo:language="nl" fo:country="NL"/>
    </style:style>
    <style:style style:name="T105" style:parent-style-name="DefaultParagraphFont" style:family="text">
      <style:text-properties fo:language="en"/>
    </style:style>
    <style:style style:name="T106" style:parent-style-name="DefaultParagraphFont" style:family="text">
      <style:text-properties fo:language="nl" fo:country="NL"/>
    </style:style>
    <style:style style:name="P107" style:parent-style-name="HTMLPreformatted" style:list-style-name="LFO2" style:family="paragraph"/>
    <style:style style:name="T108" style:parent-style-name="DefaultParagraphFont" style:family="text">
      <style:text-properties fo:language="nl" fo:country="NL"/>
    </style:style>
    <style:style style:name="T109" style:parent-style-name="DefaultParagraphFont" style:family="text">
      <style:text-properties fo:language="nl" fo:country="NL"/>
    </style:style>
    <style:style style:name="T110" style:parent-style-name="DefaultParagraphFont" style:family="text">
      <style:text-properties fo:language="nl" fo:country="NL"/>
    </style:style>
    <style:style style:name="T111" style:parent-style-name="DefaultParagraphFont" style:family="text">
      <style:text-properties fo:language="en"/>
    </style:style>
    <style:style style:name="P112" style:parent-style-name="HTMLPreformatted" style:list-style-name="LFO2" style:family="paragraph"/>
    <style:style style:name="T113" style:parent-style-name="DefaultParagraphFont" style:family="text">
      <style:text-properties fo:language="nl" fo:country="NL"/>
    </style:style>
    <style:style style:name="T114" style:parent-style-name="DefaultParagraphFont" style:family="text">
      <style:text-properties fo:language="nl" fo:country="NL"/>
    </style:style>
    <style:style style:name="T115" style:parent-style-name="DefaultParagraphFont" style:family="text">
      <style:text-properties fo:language="nl" fo:country="NL"/>
    </style:style>
    <style:style style:name="T116" style:parent-style-name="DefaultParagraphFont" style:family="text">
      <style:text-properties fo:language="en"/>
    </style:style>
    <style:style style:name="P117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118" style:parent-style-name="DefaultParagraphFont" style:family="text">
      <style:text-properties fo:language="nl" fo:country="NL"/>
    </style:style>
    <style:style style:name="T119" style:parent-style-name="DefaultParagraphFont" style:family="text">
      <style:text-properties fo:language="nl" fo:country="NL"/>
    </style:style>
    <style:style style:name="T12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121" style:parent-style-name="HTMLPreformatted" style:family="paragraph">
      <style:paragraph-properties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fo:language="nl" fo:country="NL"/>
    </style:style>
    <style:style style:name="P122" style:parent-style-name="HTMLPreformatted" style:list-style-name="LFO1" style:family="paragraph"/>
    <style:style style:name="T123" style:parent-style-name="DefaultParagraphFont" style:family="text">
      <style:text-properties fo:language="en"/>
    </style:style>
    <style:style style:name="P124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25" style:parent-style-name="DefaultParagraphFont" style:family="text">
      <style:text-properties fo:language="nl" fo:country="NL"/>
    </style:style>
    <style:style style:name="T126" style:parent-style-name="DefaultParagraphFont" style:family="text">
      <style:text-properties fo:language="nl" fo:country="NL"/>
    </style:style>
    <style:style style:name="T127" style:parent-style-name="DefaultParagraphFont" style:family="text">
      <style:text-properties fo:language="nl" fo:country="NL"/>
    </style:style>
    <style:style style:name="T128" style:parent-style-name="DefaultParagraphFont" style:family="text">
      <style:text-properties fo:language="nl" fo:country="NL"/>
    </style:style>
    <style:style style:name="T129" style:parent-style-name="DefaultParagraphFont" style:family="text">
      <style:text-properties fo:language="en"/>
    </style:style>
    <style:style style:name="P130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31" style:parent-style-name="DefaultParagraphFont" style:family="text">
      <style:text-properties fo:language="nl" fo:country="NL"/>
    </style:style>
    <style:style style:name="T132" style:parent-style-name="DefaultParagraphFont" style:family="text">
      <style:text-properties fo:language="nl" fo:country="NL"/>
    </style:style>
    <style:style style:name="T133" style:parent-style-name="DefaultParagraphFont" style:family="text">
      <style:text-properties fo:language="nl" fo:country="NL"/>
    </style:style>
    <style:style style:name="T134" style:parent-style-name="DefaultParagraphFont" style:family="text">
      <style:text-properties fo:language="nl" fo:country="NL"/>
    </style:style>
    <style:style style:name="T135" style:parent-style-name="DefaultParagraphFont" style:family="text">
      <style:text-properties fo:language="en"/>
    </style:style>
    <style:style style:name="P136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37" style:parent-style-name="DefaultParagraphFont" style:family="text">
      <style:text-properties fo:language="nl" fo:country="NL"/>
    </style:style>
    <style:style style:name="T138" style:parent-style-name="DefaultParagraphFont" style:family="text">
      <style:text-properties fo:language="nl" fo:country="NL"/>
    </style:style>
    <style:style style:name="T139" style:parent-style-name="DefaultParagraphFont" style:family="text">
      <style:text-properties fo:language="nl" fo:country="NL"/>
    </style:style>
    <style:style style:name="T140" style:parent-style-name="DefaultParagraphFont" style:family="text">
      <style:text-properties fo:language="nl" fo:country="NL"/>
    </style:style>
    <style:style style:name="T141" style:parent-style-name="DefaultParagraphFont" style:family="text">
      <style:text-properties fo:language="en"/>
    </style:style>
    <style:style style:name="T142" style:parent-style-name="DefaultParagraphFont" style:family="text">
      <style:text-properties fo:language="en"/>
    </style:style>
    <style:style style:name="P143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44" style:parent-style-name="DefaultParagraphFont" style:family="text">
      <style:text-properties fo:language="en"/>
    </style:style>
    <style:style style:name="T145" style:parent-style-name="DefaultParagraphFont" style:family="text">
      <style:text-properties fo:language="nl" fo:country="NL"/>
    </style:style>
    <style:style style:name="T146" style:parent-style-name="DefaultParagraphFont" style:family="text">
      <style:text-properties fo:language="nl" fo:country="NL"/>
    </style:style>
    <style:style style:name="T147" style:parent-style-name="DefaultParagraphFont" style:family="text">
      <style:text-properties fo:language="nl" fo:country="NL"/>
    </style:style>
    <style:style style:name="T148" style:parent-style-name="DefaultParagraphFont" style:family="text">
      <style:text-properties fo:language="en"/>
    </style:style>
    <style:style style:name="P149" style:parent-style-name="HTMLPreformatted" style:list-style-name="LFO1" style:family="paragraph">
      <style:text-properties fo:language="nl" fo:country="NL"/>
    </style:style>
    <style:style style:name="P150" style:parent-style-name="HTMLPreformatted" style:list-style-name="LFO2" style:family="paragraph"/>
    <style:style style:name="T151" style:parent-style-name="DefaultParagraphFont" style:family="text">
      <style:text-properties fo:language="nl" fo:country="NL"/>
    </style:style>
    <style:style style:name="T152" style:parent-style-name="DefaultParagraphFont" style:family="text">
      <style:text-properties fo:language="nl" fo:country="NL"/>
    </style:style>
    <style:style style:name="T153" style:parent-style-name="DefaultParagraphFont" style:family="text">
      <style:text-properties fo:language="nl" fo:country="NL"/>
    </style:style>
    <style:style style:name="T154" style:parent-style-name="DefaultParagraphFont" style:family="text">
      <style:text-properties fo:language="en"/>
    </style:style>
    <style:style style:name="P155" style:parent-style-name="HTMLPreformatted" style:list-style-name="LFO2" style:family="paragraph"/>
    <style:style style:name="T156" style:parent-style-name="DefaultParagraphFont" style:family="text">
      <style:text-properties fo:language="nl" fo:country="NL"/>
    </style:style>
    <style:style style:name="T157" style:parent-style-name="DefaultParagraphFont" style:family="text">
      <style:text-properties fo:language="nl" fo:country="NL"/>
    </style:style>
    <style:style style:name="T158" style:parent-style-name="DefaultParagraphFont" style:family="text">
      <style:text-properties fo:language="nl" fo:country="NL"/>
    </style:style>
    <style:style style:name="T159" style:parent-style-name="DefaultParagraphFont" style:family="text">
      <style:text-properties fo:language="en"/>
    </style:style>
    <style:style style:name="P160" style:parent-style-name="HTMLPreformatted" style:list-style-name="LFO2" style:family="paragraph"/>
    <style:style style:name="T161" style:parent-style-name="DefaultParagraphFont" style:family="text">
      <style:text-properties fo:language="nl" fo:country="NL"/>
    </style:style>
    <style:style style:name="T162" style:parent-style-name="DefaultParagraphFont" style:family="text">
      <style:text-properties fo:language="nl" fo:country="NL"/>
    </style:style>
    <style:style style:name="T163" style:parent-style-name="DefaultParagraphFont" style:family="text">
      <style:text-properties fo:language="nl" fo:country="NL"/>
    </style:style>
    <style:style style:name="T164" style:parent-style-name="DefaultParagraphFont" style:family="text">
      <style:text-properties fo:language="en"/>
    </style:style>
    <style:style style:name="P165" style:parent-style-name="HTMLPreformatted" style:list-style-name="LFO2" style:family="paragraph"/>
    <style:style style:name="T166" style:parent-style-name="DefaultParagraphFont" style:family="text">
      <style:text-properties fo:language="nl" fo:country="NL"/>
    </style:style>
    <style:style style:name="T167" style:parent-style-name="DefaultParagraphFont" style:family="text">
      <style:text-properties fo:language="nl" fo:country="NL"/>
    </style:style>
    <style:style style:name="T168" style:parent-style-name="DefaultParagraphFont" style:family="text">
      <style:text-properties fo:language="nl" fo:country="NL"/>
    </style:style>
    <style:style style:name="T169" style:parent-style-name="DefaultParagraphFont" style:family="text">
      <style:text-properties fo:language="en"/>
    </style:style>
    <style:style style:name="P170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171" style:parent-style-name="DefaultParagraphFont" style:family="text">
      <style:text-properties fo:language="nl" fo:country="NL"/>
    </style:style>
    <style:style style:name="T172" style:parent-style-name="DefaultParagraphFont" style:family="text">
      <style:text-properties fo:language="nl" fo:country="NL"/>
    </style:style>
    <style:style style:name="T17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174" style:parent-style-name="HTMLPreformatted" style:list-style-name="LFO1" style:family="paragraph"/>
    <style:style style:name="T175" style:parent-style-name="DefaultParagraphFont" style:family="text">
      <style:text-properties fo:language="nl" fo:country="NL"/>
    </style:style>
    <style:style style:name="T176" style:parent-style-name="DefaultParagraphFont" style:family="text">
      <style:text-properties fo:language="nl" fo:country="NL"/>
    </style:style>
    <style:style style:name="T177" style:parent-style-name="DefaultParagraphFont" style:family="text">
      <style:text-properties fo:language="en"/>
    </style:style>
    <style:style style:name="P178" style:parent-style-name="HTMLPreformatted" style:list-style-name="LFO2" style:family="paragraph"/>
    <style:style style:name="T179" style:parent-style-name="DefaultParagraphFont" style:family="text">
      <style:text-properties fo:language="nl" fo:country="NL"/>
    </style:style>
    <style:style style:name="T180" style:parent-style-name="DefaultParagraphFont" style:family="text">
      <style:text-properties fo:language="nl" fo:country="NL"/>
    </style:style>
    <style:style style:name="T181" style:parent-style-name="DefaultParagraphFont" style:family="text">
      <style:text-properties fo:language="nl" fo:country="NL"/>
    </style:style>
    <style:style style:name="T182" style:parent-style-name="DefaultParagraphFont" style:family="text">
      <style:text-properties fo:language="en"/>
    </style:style>
    <style:style style:name="P183" style:parent-style-name="HTMLPreformatted" style:list-style-name="LFO2" style:family="paragraph"/>
    <style:style style:name="T184" style:parent-style-name="DefaultParagraphFont" style:family="text">
      <style:text-properties fo:language="nl" fo:country="NL"/>
    </style:style>
    <style:style style:name="T185" style:parent-style-name="DefaultParagraphFont" style:family="text">
      <style:text-properties fo:language="nl" fo:country="NL"/>
    </style:style>
    <style:style style:name="T186" style:parent-style-name="DefaultParagraphFont" style:family="text">
      <style:text-properties fo:language="nl" fo:country="NL"/>
    </style:style>
    <style:style style:name="T187" style:parent-style-name="DefaultParagraphFont" style:family="text">
      <style:text-properties fo:language="en"/>
    </style:style>
    <style:style style:name="P188" style:parent-style-name="HTMLPreformatted" style:list-style-name="LFO2" style:family="paragraph"/>
    <style:style style:name="T189" style:parent-style-name="DefaultParagraphFont" style:family="text">
      <style:text-properties fo:language="nl" fo:country="NL"/>
    </style:style>
    <style:style style:name="T190" style:parent-style-name="DefaultParagraphFont" style:family="text">
      <style:text-properties fo:language="nl" fo:country="NL"/>
    </style:style>
    <style:style style:name="T191" style:parent-style-name="DefaultParagraphFont" style:family="text">
      <style:text-properties fo:language="nl" fo:country="NL"/>
    </style:style>
    <style:style style:name="T192" style:parent-style-name="DefaultParagraphFont" style:family="text">
      <style:text-properties fo:language="en"/>
    </style:style>
    <style:style style:name="P193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194" style:parent-style-name="DefaultParagraphFont" style:family="text">
      <style:text-properties fo:language="nl" fo:country="NL"/>
    </style:style>
    <style:style style:name="T195" style:parent-style-name="DefaultParagraphFont" style:family="text">
      <style:text-properties fo:language="nl" fo:country="NL"/>
    </style:style>
    <style:style style:name="T196" style:parent-style-name="DefaultParagraphFont" style:family="text">
      <style:text-properties fo:language="nl" fo:country="NL"/>
    </style:style>
    <style:style style:name="T19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198" style:parent-style-name="HTMLPreformatted" style:family="paragraph">
      <style:paragraph-properties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fo:language="nl" fo:country="NL"/>
    </style:style>
    <style:style style:name="P199" style:parent-style-name="HTMLPreformatted" style:list-style-name="LFO1" style:family="paragraph"/>
    <style:style style:name="T200" style:parent-style-name="DefaultParagraphFont" style:family="text">
      <style:text-properties fo:language="en"/>
    </style:style>
    <style:style style:name="P201" style:parent-style-name="HTMLPreformatted" style:list-style-name="LFO2" style:family="paragraph"/>
    <style:style style:name="T202" style:parent-style-name="DefaultParagraphFont" style:family="text">
      <style:text-properties fo:language="nl" fo:country="NL"/>
    </style:style>
    <style:style style:name="T203" style:parent-style-name="DefaultParagraphFont" style:family="text">
      <style:text-properties fo:language="nl" fo:country="NL"/>
    </style:style>
    <style:style style:name="T204" style:parent-style-name="DefaultParagraphFont" style:family="text">
      <style:text-properties fo:language="nl" fo:country="NL"/>
    </style:style>
    <style:style style:name="T205" style:parent-style-name="DefaultParagraphFont" style:family="text">
      <style:text-properties fo:language="en"/>
    </style:style>
    <style:style style:name="P206" style:parent-style-name="HTMLPreformatted" style:list-style-name="LFO2" style:family="paragraph"/>
    <style:style style:name="T207" style:parent-style-name="DefaultParagraphFont" style:family="text">
      <style:text-properties fo:language="nl" fo:country="NL"/>
    </style:style>
    <style:style style:name="T208" style:parent-style-name="DefaultParagraphFont" style:family="text">
      <style:text-properties fo:language="nl" fo:country="NL"/>
    </style:style>
    <style:style style:name="T209" style:parent-style-name="DefaultParagraphFont" style:family="text">
      <style:text-properties fo:language="nl" fo:country="NL"/>
    </style:style>
    <style:style style:name="T210" style:parent-style-name="DefaultParagraphFont" style:family="text">
      <style:text-properties fo:language="en"/>
    </style:style>
    <style:style style:name="P211" style:parent-style-name="HTMLPreformatted" style:list-style-name="LFO2" style:family="paragraph"/>
    <style:style style:name="T212" style:parent-style-name="DefaultParagraphFont" style:family="text">
      <style:text-properties fo:language="nl" fo:country="NL"/>
    </style:style>
    <style:style style:name="T213" style:parent-style-name="DefaultParagraphFont" style:family="text">
      <style:text-properties fo:language="nl" fo:country="NL"/>
    </style:style>
    <style:style style:name="T214" style:parent-style-name="DefaultParagraphFont" style:family="text">
      <style:text-properties fo:language="nl" fo:country="NL"/>
    </style:style>
    <style:style style:name="T215" style:parent-style-name="DefaultParagraphFont" style:family="text">
      <style:text-properties fo:language="en"/>
    </style:style>
    <style:style style:name="P216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217" style:parent-style-name="DefaultParagraphFont" style:family="text">
      <style:text-properties fo:language="nl" fo:country="NL"/>
    </style:style>
    <style:style style:name="T218" style:parent-style-name="DefaultParagraphFont" style:family="text">
      <style:text-properties fo:language="nl" fo:country="NL"/>
    </style:style>
    <style:style style:name="T219" style:parent-style-name="DefaultParagraphFont" style:family="text">
      <style:text-properties fo:language="nl" fo:country="NL"/>
    </style:style>
    <style:style style:name="T22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221" style:parent-style-name="ListParagraph" style:list-style-name="LFO1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22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22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22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22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22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227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22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T22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T23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T23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232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23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T23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T23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T23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237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23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T23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T24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T24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242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24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T24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2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P246" style:parent-style-name="HTMLPreformatted" style:list-style-name="LFO1" style:family="paragraph"/>
    <style:style style:name="T247" style:parent-style-name="DefaultParagraphFont" style:family="text">
      <style:text-properties fo:language="nl" fo:country="NL"/>
    </style:style>
    <style:style style:name="T248" style:parent-style-name="DefaultParagraphFont" style:family="text">
      <style:text-properties fo:language="nl" fo:country="NL"/>
    </style:style>
    <style:style style:name="T249" style:parent-style-name="DefaultParagraphFont" style:family="text">
      <style:text-properties fo:language="en"/>
    </style:style>
    <style:style style:name="P250" style:parent-style-name="HTMLPreformatted" style:list-style-name="LFO2" style:family="paragraph"/>
    <style:style style:name="T251" style:parent-style-name="DefaultParagraphFont" style:family="text">
      <style:text-properties fo:language="nl" fo:country="NL"/>
    </style:style>
    <style:style style:name="T252" style:parent-style-name="DefaultParagraphFont" style:family="text">
      <style:text-properties fo:language="nl" fo:country="NL"/>
    </style:style>
    <style:style style:name="T253" style:parent-style-name="DefaultParagraphFont" style:family="text">
      <style:text-properties fo:language="nl" fo:country="NL"/>
    </style:style>
    <style:style style:name="T254" style:parent-style-name="DefaultParagraphFont" style:family="text">
      <style:text-properties fo:language="en"/>
    </style:style>
    <style:style style:name="P255" style:parent-style-name="HTMLPreformatted" style:list-style-name="LFO2" style:family="paragraph"/>
    <style:style style:name="T256" style:parent-style-name="DefaultParagraphFont" style:family="text">
      <style:text-properties fo:language="nl" fo:country="NL"/>
    </style:style>
    <style:style style:name="T257" style:parent-style-name="DefaultParagraphFont" style:family="text">
      <style:text-properties fo:language="nl" fo:country="NL"/>
    </style:style>
    <style:style style:name="T258" style:parent-style-name="DefaultParagraphFont" style:family="text">
      <style:text-properties fo:language="nl" fo:country="NL"/>
    </style:style>
    <style:style style:name="T259" style:parent-style-name="DefaultParagraphFont" style:family="text">
      <style:text-properties fo:language="en"/>
    </style:style>
    <style:style style:name="P260" style:parent-style-name="HTMLPreformatted" style:list-style-name="LFO2" style:family="paragraph"/>
    <style:style style:name="T261" style:parent-style-name="DefaultParagraphFont" style:family="text">
      <style:text-properties fo:language="nl" fo:country="NL"/>
    </style:style>
    <style:style style:name="T262" style:parent-style-name="DefaultParagraphFont" style:family="text">
      <style:text-properties fo:language="nl" fo:country="NL"/>
    </style:style>
    <style:style style:name="T263" style:parent-style-name="DefaultParagraphFont" style:family="text">
      <style:text-properties fo:language="nl" fo:country="NL"/>
    </style:style>
    <style:style style:name="T264" style:parent-style-name="DefaultParagraphFont" style:family="text">
      <style:text-properties fo:language="en"/>
    </style:style>
    <style:style style:name="P265" style:parent-style-name="HTMLPreformatted" style:list-style-name="LFO2" style:family="paragraph"/>
    <style:style style:name="T266" style:parent-style-name="DefaultParagraphFont" style:family="text">
      <style:text-properties fo:language="nl" fo:country="NL"/>
    </style:style>
    <style:style style:name="T267" style:parent-style-name="DefaultParagraphFont" style:family="text">
      <style:text-properties fo:language="nl" fo:country="NL"/>
    </style:style>
    <style:style style:name="T268" style:parent-style-name="DefaultParagraphFont" style:family="text">
      <style:text-properties fo:language="nl" fo:country="NL"/>
    </style:style>
    <style:style style:name="T269" style:parent-style-name="DefaultParagraphFont" style:family="text">
      <style:text-properties fo:language="en"/>
    </style:style>
    <style:style style:name="P270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271" style:parent-style-name="DefaultParagraphFont" style:family="text">
      <style:text-properties fo:language="nl" fo:country="NL"/>
    </style:style>
    <style:style style:name="T272" style:parent-style-name="DefaultParagraphFont" style:family="text">
      <style:text-properties fo:language="nl" fo:country="NL"/>
    </style:style>
    <style:style style:name="T27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274" style:parent-style-name="ListParagraph" style:family="paragraph">
      <style:paragraph-properties fo:margin-bottom="0in" fo:line-height="100%"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75" style:parent-style-name="HTMLPreformatted" style:list-style-name="LFO1" style:family="paragraph">
      <style:text-properties fo:language="nl" fo:country="NL"/>
    </style:style>
    <style:style style:name="P276" style:parent-style-name="HTMLPreformatted" style:list-style-name="LFO2" style:family="paragraph"/>
    <style:style style:name="T277" style:parent-style-name="DefaultParagraphFont" style:family="text">
      <style:text-properties fo:language="nl" fo:country="NL"/>
    </style:style>
    <style:style style:name="T278" style:parent-style-name="DefaultParagraphFont" style:family="text">
      <style:text-properties fo:language="nl" fo:country="NL"/>
    </style:style>
    <style:style style:name="T279" style:parent-style-name="DefaultParagraphFont" style:family="text">
      <style:text-properties fo:language="nl" fo:country="NL"/>
    </style:style>
    <style:style style:name="T280" style:parent-style-name="DefaultParagraphFont" style:family="text">
      <style:text-properties fo:language="en"/>
    </style:style>
    <style:style style:name="P281" style:parent-style-name="HTMLPreformatted" style:list-style-name="LFO2" style:family="paragraph"/>
    <style:style style:name="T282" style:parent-style-name="DefaultParagraphFont" style:family="text">
      <style:text-properties fo:language="nl" fo:country="NL"/>
    </style:style>
    <style:style style:name="T283" style:parent-style-name="DefaultParagraphFont" style:family="text">
      <style:text-properties fo:language="nl" fo:country="NL"/>
    </style:style>
    <style:style style:name="T284" style:parent-style-name="DefaultParagraphFont" style:family="text">
      <style:text-properties fo:language="nl" fo:country="NL"/>
    </style:style>
    <style:style style:name="T285" style:parent-style-name="DefaultParagraphFont" style:family="text">
      <style:text-properties fo:language="en"/>
    </style:style>
    <style:style style:name="P286" style:parent-style-name="HTMLPreformatted" style:list-style-name="LFO2" style:family="paragraph"/>
    <style:style style:name="T287" style:parent-style-name="DefaultParagraphFont" style:family="text">
      <style:text-properties fo:language="nl" fo:country="NL"/>
    </style:style>
    <style:style style:name="T288" style:parent-style-name="DefaultParagraphFont" style:family="text">
      <style:text-properties fo:language="nl" fo:country="NL"/>
    </style:style>
    <style:style style:name="T289" style:parent-style-name="DefaultParagraphFont" style:family="text">
      <style:text-properties fo:language="nl" fo:country="NL"/>
    </style:style>
    <style:style style:name="T290" style:parent-style-name="DefaultParagraphFont" style:family="text">
      <style:text-properties fo:language="en"/>
    </style:style>
    <style:style style:name="T291" style:parent-style-name="DefaultParagraphFont" style:family="text">
      <style:text-properties fo:language="nl" fo:country="NL"/>
    </style:style>
    <style:style style:name="P292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29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T29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T29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296" style:parent-style-name="ListParagraph" style:family="paragraph">
      <style:paragraph-properties fo:margin-bottom="0in" fo:line-height="100%"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297" style:parent-style-name="HTMLPreformatted" style:list-style-name="LFO1" style:family="paragraph"/>
    <style:style style:name="T298" style:parent-style-name="DefaultParagraphFont" style:family="text">
      <style:text-properties fo:language="en"/>
    </style:style>
    <style:style style:name="P299" style:parent-style-name="HTMLPreformatted" style:list-style-name="LFO2" style:family="paragraph"/>
    <style:style style:name="T300" style:parent-style-name="DefaultParagraphFont" style:family="text">
      <style:text-properties fo:language="nl" fo:country="NL"/>
    </style:style>
    <style:style style:name="T301" style:parent-style-name="DefaultParagraphFont" style:family="text">
      <style:text-properties fo:language="nl" fo:country="NL"/>
    </style:style>
    <style:style style:name="T302" style:parent-style-name="DefaultParagraphFont" style:family="text">
      <style:text-properties fo:language="en"/>
    </style:style>
    <style:style style:name="T303" style:parent-style-name="DefaultParagraphFont" style:family="text">
      <style:text-properties fo:language="nl" fo:country="NL"/>
    </style:style>
    <style:style style:name="P304" style:parent-style-name="HTMLPreformatted" style:list-style-name="LFO2" style:family="paragraph"/>
    <style:style style:name="T305" style:parent-style-name="DefaultParagraphFont" style:family="text">
      <style:text-properties fo:language="nl" fo:country="NL"/>
    </style:style>
    <style:style style:name="T306" style:parent-style-name="DefaultParagraphFont" style:family="text">
      <style:text-properties fo:language="nl" fo:country="NL"/>
    </style:style>
    <style:style style:name="T307" style:parent-style-name="DefaultParagraphFont" style:family="text">
      <style:text-properties fo:language="nl" fo:country="NL"/>
    </style:style>
    <style:style style:name="T308" style:parent-style-name="DefaultParagraphFont" style:family="text">
      <style:text-properties fo:language="en"/>
    </style:style>
    <style:style style:name="P309" style:parent-style-name="HTMLPreformatted" style:list-style-name="LFO2" style:family="paragraph"/>
    <style:style style:name="T310" style:parent-style-name="DefaultParagraphFont" style:family="text">
      <style:text-properties fo:language="nl" fo:country="NL"/>
    </style:style>
    <style:style style:name="T311" style:parent-style-name="DefaultParagraphFont" style:family="text">
      <style:text-properties fo:language="nl" fo:country="NL"/>
    </style:style>
    <style:style style:name="T312" style:parent-style-name="DefaultParagraphFont" style:family="text">
      <style:text-properties fo:language="nl" fo:country="NL"/>
    </style:style>
    <style:style style:name="T313" style:parent-style-name="DefaultParagraphFont" style:family="text">
      <style:text-properties fo:language="en"/>
    </style:style>
    <style:style style:name="P314" style:parent-style-name="HTMLPreformatted" style:list-style-name="LFO2" style:family="paragraph"/>
    <style:style style:name="T315" style:parent-style-name="DefaultParagraphFont" style:family="text">
      <style:text-properties fo:language="nl" fo:country="NL"/>
    </style:style>
    <style:style style:name="T316" style:parent-style-name="DefaultParagraphFont" style:family="text">
      <style:text-properties fo:language="nl" fo:country="NL"/>
    </style:style>
    <style:style style:name="T317" style:parent-style-name="DefaultParagraphFont" style:family="text">
      <style:text-properties fo:language="nl" fo:country="NL"/>
    </style:style>
    <style:style style:name="T318" style:parent-style-name="DefaultParagraphFont" style:family="text">
      <style:text-properties fo:language="en"/>
    </style:style>
    <style:style style:name="P319" style:parent-style-name="HTMLPreformatted" style:list-style-name="LFO2" style:family="paragraph">
      <style:text-properties fo:language="nl" fo:country="NL"/>
    </style:style>
    <style:style style:name="P320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321" style:parent-style-name="DefaultParagraphFont" style:family="text">
      <style:text-properties fo:language="nl" fo:country="NL"/>
    </style:style>
    <style:style style:name="T322" style:parent-style-name="DefaultParagraphFont" style:family="text">
      <style:text-properties fo:language="nl" fo:country="NL"/>
    </style:style>
    <style:style style:name="T32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324" style:parent-style-name="HTMLPreformatted" style:list-style-name="LFO1" style:family="paragraph"/>
    <style:style style:name="T325" style:parent-style-name="DefaultParagraphFont" style:family="text">
      <style:text-properties fo:language="en"/>
    </style:style>
    <style:style style:name="P326" style:parent-style-name="HTMLPreformatted" style:list-style-name="LFO2" style:family="paragraph"/>
    <style:style style:name="T327" style:parent-style-name="DefaultParagraphFont" style:family="text">
      <style:text-properties fo:language="nl" fo:country="NL"/>
    </style:style>
    <style:style style:name="T328" style:parent-style-name="DefaultParagraphFont" style:family="text">
      <style:text-properties fo:language="nl" fo:country="NL"/>
    </style:style>
    <style:style style:name="T329" style:parent-style-name="DefaultParagraphFont" style:family="text">
      <style:text-properties fo:language="nl" fo:country="NL"/>
    </style:style>
    <style:style style:name="T330" style:parent-style-name="DefaultParagraphFont" style:family="text">
      <style:text-properties fo:language="en"/>
    </style:style>
    <style:style style:name="P331" style:parent-style-name="HTMLPreformatted" style:list-style-name="LFO2" style:family="paragraph"/>
    <style:style style:name="T332" style:parent-style-name="DefaultParagraphFont" style:family="text">
      <style:text-properties fo:language="nl" fo:country="NL"/>
    </style:style>
    <style:style style:name="T333" style:parent-style-name="DefaultParagraphFont" style:family="text">
      <style:text-properties fo:language="nl" fo:country="NL"/>
    </style:style>
    <style:style style:name="T334" style:parent-style-name="DefaultParagraphFont" style:family="text">
      <style:text-properties fo:language="nl" fo:country="NL"/>
    </style:style>
    <style:style style:name="T335" style:parent-style-name="DefaultParagraphFont" style:family="text">
      <style:text-properties fo:language="en"/>
    </style:style>
    <style:style style:name="P336" style:parent-style-name="HTMLPreformatted" style:list-style-name="LFO2" style:family="paragraph"/>
    <style:style style:name="T337" style:parent-style-name="DefaultParagraphFont" style:family="text">
      <style:text-properties fo:language="nl" fo:country="NL"/>
    </style:style>
    <style:style style:name="T338" style:parent-style-name="DefaultParagraphFont" style:family="text">
      <style:text-properties fo:language="nl" fo:country="NL"/>
    </style:style>
    <style:style style:name="T339" style:parent-style-name="DefaultParagraphFont" style:family="text">
      <style:text-properties fo:language="nl" fo:country="NL"/>
    </style:style>
    <style:style style:name="T340" style:parent-style-name="DefaultParagraphFont" style:family="text">
      <style:text-properties fo:language="nl" fo:country="NL"/>
    </style:style>
    <style:style style:name="T341" style:parent-style-name="DefaultParagraphFont" style:family="text">
      <style:text-properties fo:language="en"/>
    </style:style>
    <style:style style:name="P342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343" style:parent-style-name="DefaultParagraphFont" style:family="text">
      <style:text-properties fo:language="nl" fo:country="NL"/>
    </style:style>
    <style:style style:name="T344" style:parent-style-name="DefaultParagraphFont" style:family="text">
      <style:text-properties fo:language="nl" fo:country="NL"/>
    </style:style>
    <style:style style:name="T34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346" style:parent-style-name="HTMLPreformatted" style:family="paragraph">
      <style:paragraph-properties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fo:language="nl" fo:country="NL"/>
    </style:style>
    <style:style style:name="P347" style:parent-style-name="HTMLPreformatted" style:list-style-name="LFO1" style:family="paragraph"/>
    <style:style style:name="T348" style:parent-style-name="DefaultParagraphFont" style:family="text">
      <style:text-properties fo:language="en"/>
    </style:style>
    <style:style style:name="P349" style:parent-style-name="HTMLPreformatted" style:list-style-name="LFO2" style:family="paragraph"/>
    <style:style style:name="T350" style:parent-style-name="DefaultParagraphFont" style:family="text">
      <style:text-properties fo:language="en"/>
    </style:style>
    <style:style style:name="P351" style:parent-style-name="HTMLPreformatted" style:list-style-name="LFO2" style:family="paragraph"/>
    <style:style style:name="T352" style:parent-style-name="DefaultParagraphFont" style:family="text">
      <style:text-properties fo:language="en"/>
    </style:style>
    <style:style style:name="P353" style:parent-style-name="HTMLPreformatted" style:list-style-name="LFO2" style:family="paragraph"/>
    <style:style style:name="T354" style:parent-style-name="DefaultParagraphFont" style:family="text">
      <style:text-properties fo:language="en"/>
    </style:style>
    <style:style style:name="P355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35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357" style:parent-style-name="HTMLPreformatted" style:family="paragraph">
      <style:paragraph-properties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P358" style:parent-style-name="HTMLPreformatted" style:list-style-name="LFO1" style:family="paragraph"/>
    <style:style style:name="T359" style:parent-style-name="DefaultParagraphFont" style:family="text">
      <style:text-properties fo:language="en"/>
    </style:style>
    <style:style style:name="P360" style:parent-style-name="HTMLPreformatted" style:list-style-name="LFO2" style:family="paragraph"/>
    <style:style style:name="T361" style:parent-style-name="DefaultParagraphFont" style:family="text">
      <style:text-properties fo:language="nl" fo:country="NL"/>
    </style:style>
    <style:style style:name="T362" style:parent-style-name="DefaultParagraphFont" style:family="text">
      <style:text-properties fo:language="nl" fo:country="NL"/>
    </style:style>
    <style:style style:name="T363" style:parent-style-name="DefaultParagraphFont" style:family="text">
      <style:text-properties fo:language="nl" fo:country="NL"/>
    </style:style>
    <style:style style:name="T364" style:parent-style-name="DefaultParagraphFont" style:family="text">
      <style:text-properties fo:language="en"/>
    </style:style>
    <style:style style:name="P365" style:parent-style-name="HTMLPreformatted" style:list-style-name="LFO2" style:family="paragraph"/>
    <style:style style:name="T366" style:parent-style-name="DefaultParagraphFont" style:family="text">
      <style:text-properties fo:language="nl" fo:country="NL"/>
    </style:style>
    <style:style style:name="T367" style:parent-style-name="DefaultParagraphFont" style:family="text">
      <style:text-properties fo:language="nl" fo:country="NL"/>
    </style:style>
    <style:style style:name="T368" style:parent-style-name="DefaultParagraphFont" style:family="text">
      <style:text-properties fo:language="nl" fo:country="NL"/>
    </style:style>
    <style:style style:name="T369" style:parent-style-name="DefaultParagraphFont" style:family="text">
      <style:text-properties fo:language="en"/>
    </style:style>
    <style:style style:name="P370" style:parent-style-name="HTMLPreformatted" style:list-style-name="LFO2" style:family="paragraph"/>
    <style:style style:name="T371" style:parent-style-name="DefaultParagraphFont" style:family="text">
      <style:text-properties fo:language="nl" fo:country="NL"/>
    </style:style>
    <style:style style:name="T372" style:parent-style-name="DefaultParagraphFont" style:family="text">
      <style:text-properties fo:language="nl" fo:country="NL"/>
    </style:style>
    <style:style style:name="T373" style:parent-style-name="DefaultParagraphFont" style:family="text">
      <style:text-properties fo:language="nl" fo:country="NL"/>
    </style:style>
    <style:style style:name="T374" style:parent-style-name="DefaultParagraphFont" style:family="text">
      <style:text-properties fo:language="en"/>
    </style:style>
    <style:style style:name="P375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376" style:parent-style-name="DefaultParagraphFont" style:family="text">
      <style:text-properties fo:language="nl" fo:country="NL"/>
    </style:style>
    <style:style style:name="T377" style:parent-style-name="DefaultParagraphFont" style:family="text">
      <style:text-properties fo:language="nl" fo:country="NL"/>
    </style:style>
    <style:style style:name="T378" style:parent-style-name="DefaultParagraphFont" style:family="text">
      <style:text-properties fo:language="nl" fo:country="NL"/>
    </style:style>
    <style:style style:name="T37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380" style:parent-style-name="HTMLPreformatted" style:family="paragraph">
      <style:paragraph-properties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fo:language="nl" fo:country="NL"/>
    </style:style>
    <style:style style:name="P381" style:parent-style-name="HTMLPreformatted" style:list-style-name="LFO1" style:family="paragraph"/>
    <style:style style:name="T382" style:parent-style-name="DefaultParagraphFont" style:family="text">
      <style:text-properties fo:language="en"/>
    </style:style>
    <style:style style:name="P383" style:parent-style-name="HTMLPreformatted" style:list-style-name="LFO2" style:family="paragraph"/>
    <style:style style:name="T384" style:parent-style-name="DefaultParagraphFont" style:family="text">
      <style:text-properties fo:language="en"/>
    </style:style>
    <style:style style:name="P385" style:parent-style-name="HTMLPreformatted" style:list-style-name="LFO2" style:family="paragraph"/>
    <style:style style:name="T386" style:parent-style-name="DefaultParagraphFont" style:family="text">
      <style:text-properties fo:language="en"/>
    </style:style>
    <style:style style:name="P387" style:parent-style-name="HTMLPreformatted" style:list-style-name="LFO2" style:family="paragraph"/>
    <style:style style:name="T388" style:parent-style-name="DefaultParagraphFont" style:family="text">
      <style:text-properties fo:language="en"/>
    </style:style>
    <style:style style:name="P389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39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391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92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93" style:parent-style-name="HTMLPreformatted" style:list-style-name="LFO1" style:family="paragraph">
      <style:text-properties fo:language="nl" fo:country="NL"/>
    </style:style>
    <style:style style:name="P394" style:parent-style-name="HTMLPreformatted" style:list-style-name="LFO2" style:family="paragraph"/>
    <style:style style:name="T395" style:parent-style-name="DefaultParagraphFont" style:family="text">
      <style:text-properties fo:language="nl" fo:country="NL"/>
    </style:style>
    <style:style style:name="T396" style:parent-style-name="DefaultParagraphFont" style:family="text">
      <style:text-properties fo:language="nl" fo:country="NL"/>
    </style:style>
    <style:style style:name="T397" style:parent-style-name="DefaultParagraphFont" style:family="text">
      <style:text-properties fo:language="en"/>
    </style:style>
    <style:style style:name="P398" style:parent-style-name="HTMLPreformatted" style:list-style-name="LFO2" style:family="paragraph">
      <style:text-properties fo:language="nl" fo:country="NL"/>
    </style:style>
    <style:style style:name="P399" style:parent-style-name="HTMLPreformatted" style:list-style-name="LFO2" style:family="paragraph">
      <style:text-properties fo:language="nl" fo:country="NL"/>
    </style:style>
    <style:style style:name="P400" style:parent-style-name="HTMLPreformatted" style:list-style-name="LFO2" style:family="paragraph">
      <style:text-properties fo:language="nl" fo:country="NL"/>
    </style:style>
    <style:style style:name="P401" style:parent-style-name="HTMLPreformatted" style:list-style-name="LFO2" style:family="paragraph">
      <style:text-properties fo:language="nl" fo:country="NL"/>
    </style:style>
    <style:style style:name="P402" style:parent-style-name="HTMLPreformatted" style:list-style-name="LFO1" style:family="paragraph"/>
    <style:style style:name="T403" style:parent-style-name="DefaultParagraphFont" style:family="text">
      <style:text-properties fo:language="nl" fo:country="NL"/>
    </style:style>
    <style:style style:name="T404" style:parent-style-name="DefaultParagraphFont" style:family="text">
      <style:text-properties fo:language="nl" fo:country="NL"/>
    </style:style>
    <style:style style:name="T405" style:parent-style-name="DefaultParagraphFont" style:family="text">
      <style:text-properties fo:language="en"/>
    </style:style>
    <style:style style:name="P406" style:parent-style-name="HTMLPreformatted" style:list-style-name="LFO2" style:family="paragraph"/>
    <style:style style:name="T407" style:parent-style-name="DefaultParagraphFont" style:family="text">
      <style:text-properties fo:language="nl" fo:country="NL"/>
    </style:style>
    <style:style style:name="T408" style:parent-style-name="DefaultParagraphFont" style:family="text">
      <style:text-properties fo:language="nl" fo:country="NL"/>
    </style:style>
    <style:style style:name="T409" style:parent-style-name="DefaultParagraphFont" style:family="text">
      <style:text-properties fo:language="nl" fo:country="NL"/>
    </style:style>
    <style:style style:name="T410" style:parent-style-name="DefaultParagraphFont" style:family="text">
      <style:text-properties fo:language="en"/>
    </style:style>
    <style:style style:name="P411" style:parent-style-name="HTMLPreformatted" style:list-style-name="LFO2" style:family="paragraph"/>
    <style:style style:name="T412" style:parent-style-name="DefaultParagraphFont" style:family="text">
      <style:text-properties fo:language="nl" fo:country="NL"/>
    </style:style>
    <style:style style:name="T413" style:parent-style-name="DefaultParagraphFont" style:family="text">
      <style:text-properties fo:language="nl" fo:country="NL"/>
    </style:style>
    <style:style style:name="T414" style:parent-style-name="DefaultParagraphFont" style:family="text">
      <style:text-properties fo:language="nl" fo:country="NL"/>
    </style:style>
    <style:style style:name="T415" style:parent-style-name="DefaultParagraphFont" style:family="text">
      <style:text-properties fo:language="en"/>
    </style:style>
    <style:style style:name="P416" style:parent-style-name="HTMLPreformatted" style:list-style-name="LFO2" style:family="paragraph"/>
    <style:style style:name="T417" style:parent-style-name="DefaultParagraphFont" style:family="text">
      <style:text-properties fo:language="nl" fo:country="NL"/>
    </style:style>
    <style:style style:name="T418" style:parent-style-name="DefaultParagraphFont" style:family="text">
      <style:text-properties fo:language="nl" fo:country="NL"/>
    </style:style>
    <style:style style:name="T419" style:parent-style-name="DefaultParagraphFont" style:family="text">
      <style:text-properties fo:language="nl" fo:country="NL"/>
    </style:style>
    <style:style style:name="T420" style:parent-style-name="DefaultParagraphFont" style:family="text">
      <style:text-properties fo:language="en"/>
    </style:style>
    <style:style style:name="P421" style:parent-style-name="HTMLPreformatted" style:list-style-name="LFO2" style:family="paragraph"/>
    <style:style style:name="T422" style:parent-style-name="DefaultParagraphFont" style:family="text">
      <style:text-properties fo:language="nl" fo:country="NL"/>
    </style:style>
    <style:style style:name="T423" style:parent-style-name="DefaultParagraphFont" style:family="text">
      <style:text-properties fo:language="nl" fo:country="NL"/>
    </style:style>
    <style:style style:name="T424" style:parent-style-name="DefaultParagraphFont" style:family="text">
      <style:text-properties fo:language="nl" fo:country="NL"/>
    </style:style>
    <style:style style:name="T425" style:parent-style-name="DefaultParagraphFont" style:family="text">
      <style:text-properties fo:language="en"/>
    </style:style>
    <style:style style:name="P426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427" style:parent-style-name="DefaultParagraphFont" style:family="text">
      <style:text-properties fo:language="nl" fo:country="NL"/>
    </style:style>
    <style:style style:name="T428" style:parent-style-name="DefaultParagraphFont" style:family="text">
      <style:text-properties fo:language="nl" fo:country="NL"/>
    </style:style>
    <style:style style:name="T42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430" style:parent-style-name="HTMLPreformatted" style:list-style-name="LFO1" style:family="paragraph"/>
    <style:style style:name="T431" style:parent-style-name="DefaultParagraphFont" style:family="text">
      <style:text-properties fo:language="en"/>
    </style:style>
    <style:style style:name="P432" style:parent-style-name="HTMLPreformatted" style:list-style-name="LFO2" style:family="paragraph"/>
    <style:style style:name="T433" style:parent-style-name="DefaultParagraphFont" style:family="text">
      <style:text-properties fo:language="nl" fo:country="NL"/>
    </style:style>
    <style:style style:name="T434" style:parent-style-name="DefaultParagraphFont" style:family="text">
      <style:text-properties fo:language="nl" fo:country="NL"/>
    </style:style>
    <style:style style:name="T435" style:parent-style-name="DefaultParagraphFont" style:family="text">
      <style:text-properties fo:language="nl" fo:country="NL"/>
    </style:style>
    <style:style style:name="T436" style:parent-style-name="DefaultParagraphFont" style:family="text">
      <style:text-properties fo:language="en"/>
    </style:style>
    <style:style style:name="P437" style:parent-style-name="HTMLPreformatted" style:list-style-name="LFO2" style:family="paragraph"/>
    <style:style style:name="T438" style:parent-style-name="DefaultParagraphFont" style:family="text">
      <style:text-properties fo:language="nl" fo:country="NL"/>
    </style:style>
    <style:style style:name="T439" style:parent-style-name="DefaultParagraphFont" style:family="text">
      <style:text-properties fo:language="nl" fo:country="NL"/>
    </style:style>
    <style:style style:name="T440" style:parent-style-name="DefaultParagraphFont" style:family="text">
      <style:text-properties fo:language="nl" fo:country="NL"/>
    </style:style>
    <style:style style:name="T441" style:parent-style-name="DefaultParagraphFont" style:family="text">
      <style:text-properties fo:language="en"/>
    </style:style>
    <style:style style:name="P442" style:parent-style-name="HTMLPreformatted" style:list-style-name="LFO2" style:family="paragraph"/>
    <style:style style:name="T443" style:parent-style-name="DefaultParagraphFont" style:family="text">
      <style:text-properties fo:language="nl" fo:country="NL"/>
    </style:style>
    <style:style style:name="T444" style:parent-style-name="DefaultParagraphFont" style:family="text">
      <style:text-properties fo:language="nl" fo:country="NL"/>
    </style:style>
    <style:style style:name="T445" style:parent-style-name="DefaultParagraphFont" style:family="text">
      <style:text-properties fo:language="en"/>
    </style:style>
    <style:style style:name="T446" style:parent-style-name="DefaultParagraphFont" style:family="text">
      <style:text-properties fo:language="nl" fo:country="NL"/>
    </style:style>
    <style:style style:name="P447" style:parent-style-name="HTMLPreformatted" style:list-style-name="LFO2" style:family="paragraph"/>
    <style:style style:name="T448" style:parent-style-name="DefaultParagraphFont" style:family="text">
      <style:text-properties fo:language="nl" fo:country="NL"/>
    </style:style>
    <style:style style:name="T449" style:parent-style-name="DefaultParagraphFont" style:family="text">
      <style:text-properties fo:language="nl" fo:country="NL"/>
    </style:style>
    <style:style style:name="T450" style:parent-style-name="DefaultParagraphFont" style:family="text">
      <style:text-properties fo:language="nl" fo:country="NL"/>
    </style:style>
    <style:style style:name="T451" style:parent-style-name="DefaultParagraphFont" style:family="text">
      <style:text-properties fo:language="en"/>
    </style:style>
    <style:style style:name="P452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453" style:parent-style-name="DefaultParagraphFont" style:family="text">
      <style:text-properties fo:language="nl" fo:country="NL"/>
    </style:style>
    <style:style style:name="T45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455" style:parent-style-name="HTMLPreformatted" style:list-style-name="LFO1" style:family="paragraph"/>
    <style:style style:name="T456" style:parent-style-name="DefaultParagraphFont" style:family="text">
      <style:text-properties fo:language="en"/>
    </style:style>
    <style:style style:name="P457" style:parent-style-name="HTMLPreformatted" style:list-style-name="LFO2" style:family="paragraph"/>
    <style:style style:name="T458" style:parent-style-name="DefaultParagraphFont" style:family="text">
      <style:text-properties fo:language="nl" fo:country="NL"/>
    </style:style>
    <style:style style:name="T459" style:parent-style-name="DefaultParagraphFont" style:family="text">
      <style:text-properties fo:language="nl" fo:country="NL"/>
    </style:style>
    <style:style style:name="T460" style:parent-style-name="DefaultParagraphFont" style:family="text">
      <style:text-properties fo:language="nl" fo:country="NL"/>
    </style:style>
    <style:style style:name="T461" style:parent-style-name="DefaultParagraphFont" style:family="text">
      <style:text-properties fo:language="en"/>
    </style:style>
    <style:style style:name="P462" style:parent-style-name="HTMLPreformatted" style:list-style-name="LFO2" style:family="paragraph"/>
    <style:style style:name="T463" style:parent-style-name="DefaultParagraphFont" style:family="text">
      <style:text-properties fo:language="nl" fo:country="NL"/>
    </style:style>
    <style:style style:name="T464" style:parent-style-name="DefaultParagraphFont" style:family="text">
      <style:text-properties fo:language="nl" fo:country="NL"/>
    </style:style>
    <style:style style:name="T465" style:parent-style-name="DefaultParagraphFont" style:family="text">
      <style:text-properties fo:language="nl" fo:country="NL"/>
    </style:style>
    <style:style style:name="T466" style:parent-style-name="DefaultParagraphFont" style:family="text">
      <style:text-properties fo:language="en"/>
    </style:style>
    <style:style style:name="P467" style:parent-style-name="HTMLPreformatted" style:list-style-name="LFO2" style:family="paragraph"/>
    <style:style style:name="T468" style:parent-style-name="DefaultParagraphFont" style:family="text">
      <style:text-properties fo:language="nl" fo:country="NL"/>
    </style:style>
    <style:style style:name="T469" style:parent-style-name="DefaultParagraphFont" style:family="text">
      <style:text-properties fo:language="nl" fo:country="NL"/>
    </style:style>
    <style:style style:name="T470" style:parent-style-name="DefaultParagraphFont" style:family="text">
      <style:text-properties fo:language="nl" fo:country="NL"/>
    </style:style>
    <style:style style:name="T471" style:parent-style-name="DefaultParagraphFont" style:family="text">
      <style:text-properties fo:language="en"/>
    </style:style>
    <style:style style:name="P472" style:parent-style-name="HTMLPreformatted" style:list-style-name="LFO2" style:family="paragraph"/>
    <style:style style:name="T473" style:parent-style-name="DefaultParagraphFont" style:family="text">
      <style:text-properties fo:language="nl" fo:country="NL"/>
    </style:style>
    <style:style style:name="T474" style:parent-style-name="DefaultParagraphFont" style:family="text">
      <style:text-properties fo:language="nl" fo:country="NL"/>
    </style:style>
    <style:style style:name="T475" style:parent-style-name="DefaultParagraphFont" style:family="text">
      <style:text-properties fo:language="nl" fo:country="NL"/>
    </style:style>
    <style:style style:name="T476" style:parent-style-name="DefaultParagraphFont" style:family="text">
      <style:text-properties fo:language="en"/>
    </style:style>
    <style:style style:name="P477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478" style:parent-style-name="DefaultParagraphFont" style:family="text">
      <style:text-properties fo:language="nl" fo:country="NL"/>
    </style:style>
    <style:style style:name="T479" style:parent-style-name="DefaultParagraphFont" style:family="text">
      <style:text-properties fo:language="nl" fo:country="NL"/>
    </style:style>
    <style:style style:name="T48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P481" style:parent-style-name="ListParagraph" style:family="paragraph">
      <style:paragraph-properties fo:margin-bottom="0in" fo:line-height="100%"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/>
    </style:style>
    <style:style style:name="P482" style:parent-style-name="HTMLPreformatted" style:list-style-name="LFO1" style:family="paragraph"/>
    <style:style style:name="T483" style:parent-style-name="DefaultParagraphFont" style:family="text">
      <style:text-properties fo:language="nl" fo:country="NL"/>
    </style:style>
    <style:style style:name="T484" style:parent-style-name="DefaultParagraphFont" style:family="text">
      <style:text-properties fo:language="nl" fo:country="NL"/>
    </style:style>
    <style:style style:name="T485" style:parent-style-name="DefaultParagraphFont" style:family="text">
      <style:text-properties fo:language="en"/>
    </style:style>
    <style:style style:name="P486" style:parent-style-name="HTMLPreformatted" style:list-style-name="LFO2" style:family="paragraph"/>
    <style:style style:name="T487" style:parent-style-name="DefaultParagraphFont" style:family="text">
      <style:text-properties fo:language="nl" fo:country="NL"/>
    </style:style>
    <style:style style:name="T488" style:parent-style-name="DefaultParagraphFont" style:family="text">
      <style:text-properties fo:language="nl" fo:country="NL"/>
    </style:style>
    <style:style style:name="T489" style:parent-style-name="DefaultParagraphFont" style:family="text">
      <style:text-properties fo:language="en"/>
    </style:style>
    <style:style style:name="T490" style:parent-style-name="DefaultParagraphFont" style:family="text">
      <style:text-properties fo:language="nl" fo:country="NL"/>
    </style:style>
    <style:style style:name="P491" style:parent-style-name="HTMLPreformatted" style:list-style-name="LFO2" style:family="paragraph"/>
    <style:style style:name="T492" style:parent-style-name="DefaultParagraphFont" style:family="text">
      <style:text-properties fo:language="nl" fo:country="NL"/>
    </style:style>
    <style:style style:name="T493" style:parent-style-name="DefaultParagraphFont" style:family="text">
      <style:text-properties fo:language="nl" fo:country="NL"/>
    </style:style>
    <style:style style:name="T494" style:parent-style-name="DefaultParagraphFont" style:family="text">
      <style:text-properties fo:language="nl" fo:country="NL"/>
    </style:style>
    <style:style style:name="T495" style:parent-style-name="DefaultParagraphFont" style:family="text">
      <style:text-properties fo:language="en"/>
    </style:style>
    <style:style style:name="P496" style:parent-style-name="HTMLPreformatted" style:list-style-name="LFO2" style:family="paragraph"/>
    <style:style style:name="T497" style:parent-style-name="DefaultParagraphFont" style:family="text">
      <style:text-properties fo:language="nl" fo:country="NL"/>
    </style:style>
    <style:style style:name="T498" style:parent-style-name="DefaultParagraphFont" style:family="text">
      <style:text-properties fo:language="nl" fo:country="NL"/>
    </style:style>
    <style:style style:name="T499" style:parent-style-name="DefaultParagraphFont" style:family="text">
      <style:text-properties fo:language="nl" fo:country="NL"/>
    </style:style>
    <style:style style:name="T500" style:parent-style-name="DefaultParagraphFont" style:family="text">
      <style:text-properties fo:language="en"/>
    </style:style>
    <style:style style:name="P501" style:parent-style-name="HTMLPreformatted" style:list-style-name="LFO2" style:family="paragraph"/>
    <style:style style:name="T502" style:parent-style-name="DefaultParagraphFont" style:family="text">
      <style:text-properties fo:language="nl" fo:country="NL"/>
    </style:style>
    <style:style style:name="T503" style:parent-style-name="DefaultParagraphFont" style:family="text">
      <style:text-properties fo:language="nl" fo:country="NL"/>
    </style:style>
    <style:style style:name="T504" style:parent-style-name="DefaultParagraphFont" style:family="text">
      <style:text-properties fo:language="en"/>
    </style:style>
    <style:style style:name="T505" style:parent-style-name="DefaultParagraphFont" style:family="text">
      <style:text-properties fo:language="en"/>
    </style:style>
    <style:style style:name="T506" style:parent-style-name="DefaultParagraphFont" style:family="text">
      <style:text-properties fo:language="en"/>
    </style:style>
    <style:style style:name="P507" style:parent-style-name="HTMLPreformatted" style:list-style-name="LFO2" style:family="paragraph"/>
    <style:style style:name="T508" style:parent-style-name="DefaultParagraphFont" style:family="text">
      <style:text-properties fo:language="nl" fo:country="NL"/>
    </style:style>
    <style:style style:name="T509" style:parent-style-name="DefaultParagraphFont" style:family="text">
      <style:text-properties fo:language="nl" fo:country="NL"/>
    </style:style>
    <style:style style:name="T510" style:parent-style-name="DefaultParagraphFont" style:family="text">
      <style:text-properties fo:language="nl" fo:country="NL"/>
    </style:style>
    <style:style style:name="T511" style:parent-style-name="DefaultParagraphFont" style:family="text">
      <style:text-properties fo:language="en"/>
    </style:style>
    <style:style style:name="P512" style:parent-style-name="HTMLPreformatted" style:list-style-name="LFO2" style:family="paragraph"/>
    <style:style style:name="T513" style:parent-style-name="DefaultParagraphFont" style:family="text">
      <style:text-properties fo:language="nl" fo:country="NL"/>
    </style:style>
    <style:style style:name="T514" style:parent-style-name="DefaultParagraphFont" style:family="text">
      <style:text-properties fo:language="nl" fo:country="NL"/>
    </style:style>
    <style:style style:name="T515" style:parent-style-name="DefaultParagraphFont" style:family="text">
      <style:text-properties fo:language="en"/>
    </style:style>
    <style:style style:name="P516" style:parent-style-name="HTMLPreformatted" style:list-style-name="LFO1" style:family="paragraph"/>
    <style:style style:name="T517" style:parent-style-name="DefaultParagraphFont" style:family="text">
      <style:text-properties fo:language="en"/>
    </style:style>
    <style:style style:name="P518" style:parent-style-name="HTMLPreformatted" style:list-style-name="LFO2" style:family="paragraph"/>
    <style:style style:name="T519" style:parent-style-name="DefaultParagraphFont" style:family="text">
      <style:text-properties fo:language="nl" fo:country="NL"/>
    </style:style>
    <style:style style:name="T520" style:parent-style-name="DefaultParagraphFont" style:family="text">
      <style:text-properties fo:language="nl" fo:country="NL"/>
    </style:style>
    <style:style style:name="T521" style:parent-style-name="DefaultParagraphFont" style:family="text">
      <style:text-properties fo:language="en"/>
    </style:style>
    <style:style style:name="P522" style:parent-style-name="HTMLPreformatted" style:list-style-name="LFO2" style:family="paragraph">
      <style:text-properties fo:language="nl" fo:country="NL"/>
    </style:style>
    <style:style style:name="P523" style:parent-style-name="HTMLPreformatted" style:list-style-name="LFO2" style:family="paragraph"/>
    <style:style style:name="T524" style:parent-style-name="DefaultParagraphFont" style:family="text">
      <style:text-properties fo:language="nl" fo:country="NL"/>
    </style:style>
    <style:style style:name="T525" style:parent-style-name="DefaultParagraphFont" style:family="text">
      <style:text-properties fo:language="nl" fo:country="NL"/>
    </style:style>
    <style:style style:name="T526" style:parent-style-name="DefaultParagraphFont" style:family="text">
      <style:text-properties fo:language="nl" fo:country="NL"/>
    </style:style>
    <style:style style:name="T527" style:parent-style-name="DefaultParagraphFont" style:family="text">
      <style:text-properties fo:language="nl" fo:country="NL"/>
    </style:style>
    <style:style style:name="T528" style:parent-style-name="DefaultParagraphFont" style:family="text">
      <style:text-properties fo:language="nl" fo:country="NL"/>
    </style:style>
    <style:style style:name="T529" style:parent-style-name="DefaultParagraphFont" style:family="text">
      <style:text-properties fo:language="en"/>
    </style:style>
    <style:style style:name="P530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531" style:parent-style-name="DefaultParagraphFont" style:family="text">
      <style:text-properties fo:language="nl" fo:country="NL"/>
    </style:style>
    <style:style style:name="T532" style:parent-style-name="DefaultParagraphFont" style:family="text">
      <style:text-properties fo:language="nl" fo:country="NL"/>
    </style:style>
    <style:style style:name="T53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T53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535" style:parent-style-name="ListParagraph" style:family="paragraph">
      <style:paragraph-properties fo:margin-bottom="0in" fo:line-height="100%"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536" style:parent-style-name="HTMLPreformatted" style:list-style-name="LFO1" style:family="paragraph"/>
    <style:style style:name="T537" style:parent-style-name="DefaultParagraphFont" style:family="text">
      <style:text-properties fo:language="nl" fo:country="NL"/>
    </style:style>
    <style:style style:name="T538" style:parent-style-name="DefaultParagraphFont" style:family="text">
      <style:text-properties fo:language="nl" fo:country="NL"/>
    </style:style>
    <style:style style:name="T539" style:parent-style-name="DefaultParagraphFont" style:family="text">
      <style:text-properties fo:language="en"/>
    </style:style>
    <style:style style:name="P540" style:parent-style-name="HTMLPreformatted" style:list-style-name="LFO2" style:family="paragraph"/>
    <style:style style:name="T541" style:parent-style-name="DefaultParagraphFont" style:family="text">
      <style:text-properties fo:language="nl" fo:country="NL"/>
    </style:style>
    <style:style style:name="T542" style:parent-style-name="DefaultParagraphFont" style:family="text">
      <style:text-properties fo:language="nl" fo:country="NL"/>
    </style:style>
    <style:style style:name="T543" style:parent-style-name="DefaultParagraphFont" style:family="text">
      <style:text-properties fo:language="en"/>
    </style:style>
    <style:style style:name="P544" style:parent-style-name="HTMLPreformatted" style:list-style-name="LFO2" style:family="paragraph">
      <style:text-properties fo:language="nl" fo:country="NL"/>
    </style:style>
    <style:style style:name="P545" style:parent-style-name="HTMLPreformatted" style:list-style-name="LFO2" style:family="paragraph">
      <style:text-properties fo:language="nl" fo:country="NL"/>
    </style:style>
    <style:style style:name="P546" style:parent-style-name="HTMLPreformatted" style:list-style-name="LFO2" style:family="paragraph">
      <style:text-properties fo:language="nl" fo:country="NL"/>
    </style:style>
    <style:style style:name="P547" style:parent-style-name="HTMLPreformatted" style:list-style-name="LFO2" style:family="paragraph">
      <style:text-properties fo:language="nl" fo:country="NL"/>
    </style:style>
    <style:style style:name="P548" style:parent-style-name="HTMLPreformatted" style:list-style-name="LFO2" style:family="paragraph"/>
    <style:style style:name="T549" style:parent-style-name="DefaultParagraphFont" style:family="text">
      <style:text-properties fo:language="nl" fo:country="NL"/>
    </style:style>
    <style:style style:name="T550" style:parent-style-name="DefaultParagraphFont" style:family="text">
      <style:text-properties fo:language="nl" fo:country="NL"/>
    </style:style>
    <style:style style:name="T551" style:parent-style-name="DefaultParagraphFont" style:family="text">
      <style:text-properties fo:language="en"/>
    </style:style>
    <style:style style:name="P552" style:parent-style-name="HTMLPreformatted" style:family="paragraph">
      <style:text-properties fo:language="nl" fo:country="NL"/>
    </style:style>
    <style:style style:name="P553" style:parent-style-name="HTMLPreformatted" style:list-style-name="LFO1" style:family="paragraph"/>
    <style:style style:name="T554" style:parent-style-name="DefaultParagraphFont" style:family="text">
      <style:text-properties fo:language="en"/>
    </style:style>
    <style:style style:name="P555" style:parent-style-name="HTMLPreformatted" style:list-style-name="LFO2" style:family="paragraph"/>
    <style:style style:name="T556" style:parent-style-name="DefaultParagraphFont" style:family="text">
      <style:text-properties fo:language="nl" fo:country="NL"/>
    </style:style>
    <style:style style:name="T557" style:parent-style-name="DefaultParagraphFont" style:family="text">
      <style:text-properties fo:language="nl" fo:country="NL"/>
    </style:style>
    <style:style style:name="T558" style:parent-style-name="DefaultParagraphFont" style:family="text">
      <style:text-properties fo:language="en"/>
    </style:style>
    <style:style style:name="P559" style:parent-style-name="HTMLPreformatted" style:list-style-name="LFO2" style:family="paragraph"/>
    <style:style style:name="T560" style:parent-style-name="DefaultParagraphFont" style:family="text">
      <style:text-properties fo:language="nl" fo:country="NL"/>
    </style:style>
    <style:style style:name="T561" style:parent-style-name="DefaultParagraphFont" style:family="text">
      <style:text-properties fo:language="nl" fo:country="NL"/>
    </style:style>
    <style:style style:name="T562" style:parent-style-name="DefaultParagraphFont" style:family="text">
      <style:text-properties fo:language="nl" fo:country="NL"/>
    </style:style>
    <style:style style:name="T563" style:parent-style-name="DefaultParagraphFont" style:family="text">
      <style:text-properties fo:language="en"/>
    </style:style>
    <style:style style:name="P564" style:parent-style-name="HTMLPreformatted" style:list-style-name="LFO2" style:family="paragraph"/>
    <style:style style:name="T565" style:parent-style-name="DefaultParagraphFont" style:family="text">
      <style:text-properties fo:language="nl" fo:country="NL"/>
    </style:style>
    <style:style style:name="T566" style:parent-style-name="DefaultParagraphFont" style:family="text">
      <style:text-properties fo:language="nl" fo:country="NL"/>
    </style:style>
    <style:style style:name="T567" style:parent-style-name="DefaultParagraphFont" style:family="text">
      <style:text-properties fo:language="nl" fo:country="NL"/>
    </style:style>
    <style:style style:name="T568" style:parent-style-name="DefaultParagraphFont" style:family="text">
      <style:text-properties fo:language="en"/>
    </style:style>
    <style:style style:name="P569" style:parent-style-name="HTMLPreformatted" style:list-style-name="LFO2" style:family="paragraph"/>
    <style:style style:name="T570" style:parent-style-name="DefaultParagraphFont" style:family="text">
      <style:text-properties fo:language="nl" fo:country="NL"/>
    </style:style>
    <style:style style:name="T571" style:parent-style-name="DefaultParagraphFont" style:family="text">
      <style:text-properties fo:language="nl" fo:country="NL"/>
    </style:style>
    <style:style style:name="T572" style:parent-style-name="DefaultParagraphFont" style:family="text">
      <style:text-properties fo:language="nl" fo:country="NL"/>
    </style:style>
    <style:style style:name="T573" style:parent-style-name="DefaultParagraphFont" style:family="text">
      <style:text-properties fo:language="en"/>
    </style:style>
    <style:style style:name="P574" style:parent-style-name="ListParagraph" style:list-style-name="LFO2" style:family="paragraph">
      <style:paragraph-properties fo:margin-bottom="0in" fo:line-height="100%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575" style:parent-style-name="DefaultParagraphFont" style:family="text">
      <style:text-properties fo:language="nl" fo:country="NL"/>
    </style:style>
    <style:style style:name="T576" style:parent-style-name="DefaultParagraphFont" style:family="text">
      <style:text-properties fo:language="nl" fo:country="NL"/>
    </style:style>
    <style:style style:name="T57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T57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/>
    </style:style>
    <style:style style:name="P579" style:parent-style-name="HTMLPreformatted" style:family="paragraph">
      <style:text-properties fo:language="nl" fo:country="NL"/>
    </style:style>
    <style:style style:name="P580" style:parent-style-name="HTMLPreformatted" style:list-style-name="LFO1" style:family="paragraph">
      <style:text-properties fo:language="nl" fo:country="NL"/>
    </style:style>
    <style:style style:name="P581" style:parent-style-name="HTMLPreformatted" style:list-style-name="LFO2" style:family="paragraph"/>
    <style:style style:name="T582" style:parent-style-name="DefaultParagraphFont" style:family="text">
      <style:text-properties fo:language="nl" fo:country="NL"/>
    </style:style>
    <style:style style:name="T583" style:parent-style-name="DefaultParagraphFont" style:family="text">
      <style:text-properties fo:language="nl" fo:country="NL"/>
    </style:style>
    <style:style style:name="T584" style:parent-style-name="DefaultParagraphFont" style:family="text">
      <style:text-properties fo:language="nl" fo:country="NL"/>
    </style:style>
    <style:style style:name="T585" style:parent-style-name="DefaultParagraphFont" style:family="text">
      <style:text-properties fo:language="en"/>
    </style:style>
    <style:style style:name="P586" style:parent-style-name="HTMLPreformatted" style:list-style-name="LFO2" style:family="paragraph"/>
    <style:style style:name="T587" style:parent-style-name="DefaultParagraphFont" style:family="text">
      <style:text-properties fo:language="nl" fo:country="NL"/>
    </style:style>
    <style:style style:name="T588" style:parent-style-name="DefaultParagraphFont" style:family="text">
      <style:text-properties fo:language="nl" fo:country="NL"/>
    </style:style>
    <style:style style:name="T589" style:parent-style-name="DefaultParagraphFont" style:family="text">
      <style:text-properties fo:language="nl" fo:country="NL"/>
    </style:style>
    <style:style style:name="T590" style:parent-style-name="DefaultParagraphFont" style:family="text">
      <style:text-properties fo:language="en"/>
    </style:style>
    <style:style style:name="P591" style:parent-style-name="HTMLPreformatted" style:list-style-name="LFO2" style:family="paragraph"/>
    <style:style style:name="T592" style:parent-style-name="DefaultParagraphFont" style:family="text">
      <style:text-properties fo:language="nl" fo:country="NL"/>
    </style:style>
    <style:style style:name="T593" style:parent-style-name="DefaultParagraphFont" style:family="text">
      <style:text-properties fo:language="nl" fo:country="NL"/>
    </style:style>
    <style:style style:name="T594" style:parent-style-name="DefaultParagraphFont" style:family="text">
      <style:text-properties fo:language="nl" fo:country="NL"/>
    </style:style>
    <style:style style:name="T595" style:parent-style-name="DefaultParagraphFont" style:family="text">
      <style:text-properties fo:language="en"/>
    </style:style>
    <style:style style:name="P596" style:parent-style-name="HTMLPreformatted" style:list-style-name="LFO2" style:family="paragraph"/>
    <style:style style:name="T597" style:parent-style-name="DefaultParagraphFont" style:family="text">
      <style:text-properties fo:language="nl" fo:country="NL"/>
    </style:style>
    <style:style style:name="T598" style:parent-style-name="DefaultParagraphFont" style:family="text">
      <style:text-properties fo:language="nl" fo:country="NL"/>
    </style:style>
    <style:style style:name="T599" style:parent-style-name="DefaultParagraphFont" style:family="text">
      <style:text-properties fo:language="en"/>
    </style:style>
    <style:style style:name="P600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language="nl" fo:country="NL"/>
    </style:style>
    <style:style style:name="P6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6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603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604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605" style:parent-style-name="ListParagraph" style:family="paragraph">
      <style:paragraph-properties fo:margin-bottom="0in" fo:line-height="100%"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6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6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</office:automatic-styles>
  <office:body>
    <office:text text:use-soft-page-breaks="true">
      <text:p text:style-name="P1">Tables in project</text:p>
      <text:list text:style-name="LFO1" text:continue-numbering="true">
        <text:list-item>
          <text:p text:style-name="P2">Bloedgebruik -<text:s/>Blood use</text:p>
        </text:list-item>
      </text:list>
      <text:list text:style-name="LFO2" text:continue-numbering="true">
        <text:list-item>
          <text:p text:style-name="P3"><text:span text:style-name="T4">Gebruik_ID</text:span><text:span text:style-name="T5"><text:tab/></text:span><text:span text:style-name="T6">-&gt;<text:s/></text:span><text:span text:style-name="T7">Use_ID</text:span></text:p>
        </text:list-item>
        <text:list-item>
          <text:p text:style-name="P8">PatiÃ«nt_ID<text:tab/>-&gt; Patient_ID</text:p>
        </text:list-item>
        <text:list-item>
          <text:p text:style-name="P9">Bloedzakje_ID<text:tab/>-&gt;<text:s/>Blood Bag_ID</text:p>
        </text:list-item>
        <text:list-item>
          <text:p text:style-name="P10"><text:span text:style-name="T11">Gebruikte_Datum</text:span><text:span text:style-name="T12"><text:s/>-&gt;<text:s/></text:span><text:span text:style-name="T13">Used_Date<text:s/></text:span></text:p>
        </text:list-item>
        <text:list-item>
          <text:p text:style-name="P14"><text:span text:style-name="T15">Reden_voor_Gebruik</text:span><text:span text:style-name="T16"><text:s/>-&gt;</text:span><text:span text:style-name="T17"><text:s/></text:span><text:span text:style-name="T18">Reason_for_Use</text:span></text:p>
        </text:list-item>
      </text:list>
      <text:p text:style-name="P19"/>
      <text:list text:style-name="LFO1" text:continue-numbering="true">
        <text:list-item>
          <text:p text:style-name="P20">Bloedtestresultaten<text:s/>-<text:s/><text:span text:style-name="T21">Blood test results</text:span></text:p>
        </text:list-item>
      </text:list>
      <text:list text:style-name="LFO2" text:continue-numbering="true">
        <text:list-item>
          <text:p text:style-name="P22">Test_ID<text:tab/><text:s/>-&gt;<text:s/><text:span text:style-name="T23">Test_ID</text:span></text:p>
        </text:list-item>
        <text:list-item>
          <text:p text:style-name="P24">Bloedzakje_ID<text:tab/>-&gt; Blood bag_ID</text:p>
        </text:list-item>
        <text:list-item>
          <text:p text:style-name="P25">Testdatum<text:s/>-&gt;<text:s/><text:span text:style-name="T26">Test date</text:span></text:p>
        </text:list-item>
        <text:list-item>
          <text:p text:style-name="P27">Testresultaten<text:s/>-&gt;<text:s/><text:span text:style-name="T28">Test results</text:span></text:p>
        </text:list-item>
      </text:list>
      <text:p text:style-name="HTMLPreformatted"/>
      <text:list text:style-name="LFO1" text:continue-numbering="true">
        <text:list-item>
          <text:p text:style-name="P29">Bloedvoorraden<text:s/>-<text:s/><text:span text:style-name="T30">Blood supplies</text:span></text:p>
        </text:list-item>
      </text:list>
      <text:list text:style-name="LFO2" text:continue-numbering="true">
        <text:list-item>
          <text:p text:style-name="P31">Bloedzakje_ID<text:tab/>-&gt;<text:s/>Blood Bag_ID</text:p>
        </text:list-item>
        <text:list-item>
          <text:p text:style-name="P32"><text:span text:style-name="T33">Bloedgroep</text:span><text:span text:style-name="T34"><text:tab/></text:span><text:span text:style-name="T35">-&gt;<text:s/></text:span><text:span text:style-name="T36">Blood Type</text:span></text:p>
        </text:list-item>
        <text:list-item>
          <text:p text:style-name="P37"><text:span text:style-name="T38">Volume</text:span><text:span text:style-name="T39"><text:tab/></text:span><text:span text:style-name="T40">-&gt;<text:s/></text:span><text:span text:style-name="T41">Volume</text:span></text:p>
        </text:list-item>
        <text:list-item>
          <text:p text:style-name="P42"><text:span text:style-name="T43">Verzamelingsdatum</text:span><text:span text:style-name="T44"><text:s/>-&gt;<text:s/></text:span><text:span text:style-name="T45">Collection Date</text:span><text:span text:style-name="T46"><text:tab/></text:span></text:p>
        </text:list-item>
        <text:list-item>
          <text:p text:style-name="P47"><text:span text:style-name="T48">Vervaldatum -&gt;</text:span><text:span text:style-name="T49"><text:s/>Expiration Date</text:span></text:p>
        </text:list-item>
      </text:list>
      <text:p text:style-name="P50"/>
      <text:list text:style-name="LFO1" text:continue-numbering="true">
        <text:list-item>
          <text:p text:style-name="P51"><text:span text:style-name="T52">Communicatie_Logs</text:span><text:span text:style-name="T53"><text:s/>-<text:s/></text:span><text:span text:style-name="T54">Communications_Logs</text:span></text:p>
        </text:list-item>
      </text:list>
      <text:list text:style-name="LFO2" text:continue-numbering="true">
        <text:list-item>
          <text:p text:style-name="P55"><text:span text:style-name="T56">Log_ID</text:span><text:span text:style-name="T57"><text:tab/></text:span><text:span text:style-name="T58">-&gt;<text:s/></text:span><text:span text:style-name="T59">Log_ID</text:span></text:p>
        </text:list-item>
        <text:list-item>
          <text:p text:style-name="P60"><text:span text:style-name="T61">Datum</text:span><text:span text:style-name="T62"><text:tab/></text:span><text:span text:style-name="T63">-&gt;<text:s/></text:span><text:span text:style-name="T64">Date</text:span></text:p>
        </text:list-item>
        <text:list-item>
          <text:p text:style-name="P65"><text:span text:style-name="T66">Communicatie_Type</text:span><text:span text:style-name="T67"><text:s/>-&gt;<text:s/></text:span><text:span text:style-name="T68">Communication_Type</text:span><text:span text:style-name="T69"><text:tab/></text:span></text:p>
        </text:list-item>
        <text:list-item>
          <text:p text:style-name="P70"><text:span text:style-name="T71">Inhoud</text:span><text:span text:style-name="T72"><text:tab/></text:span><text:span text:style-name="T73"><text:s/>-</text:span><text:span text:style-name="T74">&gt;<text:s/></text:span><text:span text:style-name="T75">Contents_Persons</text:span></text:p>
        </text:list-item>
        <text:list-item>
          <text:p text:style-name="P76"><text:span text:style-name="T77">Betrokken_Personen</text:span><text:span text:style-name="T78"><text:s/>- &gt;</text:span><text:span text:style-name="T79"><text:s/>Involved</text:span></text:p>
        </text:list-item>
      </text:list>
      <text:p text:style-name="P80"/>
      <text:list text:style-name="LFO1" text:continue-numbering="true">
        <text:list-item>
          <text:p text:style-name="P81"><text:span text:style-name="T82">Donateurs</text:span><text:span text:style-name="T83"><text:s/>–<text:s/></text:span><text:span text:style-name="T84">Donors</text:span></text:p>
        </text:list-item>
      </text:list>
      <text:list text:style-name="LFO2" text:continue-numbering="true">
        <text:list-item>
          <text:p text:style-name="P85">Donateur_ID<text:tab/>-&gt;<text:s/><text:span text:style-name="T86">Donor_ID</text:span></text:p>
        </text:list-item>
        <text:list-item>
          <text:p text:style-name="P87">Naam<text:tab/><text:s/>-&gt;<text:s/><text:span text:style-name="T88">Name</text:span></text:p>
        </text:list-item>
        <text:list-item>
          <text:p text:style-name="P89">Contactgegevens<text:tab/><text:s/>-&gt;<text:s/><text:span text:style-name="T90">Contact</text:span><text:span text:style-name="T91"><text:s/></text:span><text:span text:style-name="T92">details</text:span></text:p>
        </text:list-item>
        <text:list-item>
          <text:p text:style-name="P93">Bloedgroep -&gt;<text:s/><text:span text:style-name="T94">Blood type</text:span></text:p>
        </text:list-item>
      </text:list>
      <text:p text:style-name="HTMLPreformatted"/>
      <text:list text:style-name="LFO1" text:continue-numbering="true">
        <text:list-item>
          <text:p text:style-name="P95">Donaties<text:s/>–<text:s/><text:span text:style-name="T96">Donations</text:span></text:p>
        </text:list-item>
      </text:list>
      <text:list text:style-name="LFO2" text:continue-numbering="true">
        <text:list-item>
          <text:p text:style-name="P97"><text:span text:style-name="T98">Donatie_ID</text:span><text:span text:style-name="T99"><text:tab/></text:span><text:span text:style-name="T100">-&gt;<text:s/></text:span><text:span text:style-name="T101">Donation_ID</text:span></text:p>
        </text:list-item>
        <text:list-item>
          <text:p text:style-name="P102"><text:span text:style-name="T103">Donor_Naam</text:span><text:span text:style-name="T104"><text:s/>-&gt;<text:s/></text:span><text:span text:style-name="T105">Donor_Name</text:span><text:span text:style-name="T106"><text:tab/></text:span></text:p>
        </text:list-item>
        <text:list-item>
          <text:p text:style-name="P107"><text:span text:style-name="T108">Bedrag</text:span><text:span text:style-name="T109"><text:tab/></text:span><text:span text:style-name="T110"><text:s/>-&gt;<text:s/></text:span><text:span text:style-name="T111">Amount</text:span></text:p>
        </text:list-item>
        <text:list-item>
          <text:p text:style-name="P112"><text:span text:style-name="T113">Donatie_Datum</text:span><text:span text:style-name="T114"><text:tab/></text:span><text:span text:style-name="T115">-&gt;<text:s/></text:span><text:span text:style-name="T116">Donation_Date</text:span></text:p>
        </text:list-item>
        <text:list-item>
          <text:p text:style-name="P117"><text:span text:style-name="T118">Donatie_Wijze</text:span><text:span text:style-name="T119"><text:s/>-&gt;<text:s/></text:span><text:span text:style-name="T120">Donation_Method</text:span></text:p>
        </text:list-item>
      </text:list>
      <text:p text:style-name="P121"/>
      <text:p text:style-name="HTMLPreformatted"/>
      <text:list text:style-name="LFO1" text:continue-numbering="true">
        <text:list-item>
          <text:p text:style-name="P122">Donatiesessies<text:s/>-<text:s/><text:span text:style-name="T123">Donation sessions</text:span></text:p>
        </text:list-item>
      </text:list>
      <text:p text:style-name="P124"><text:span text:style-name="T125">-</text:span><text:span text:style-name="T126"><text:s/></text:span><text:span text:style-name="T127">Sessie_ID</text:span><text:span text:style-name="T128"><text:s/>-&gt;<text:s/></text:span><text:span text:style-name="T129">Session_ID</text:span></text:p>
      <text:p text:style-name="P130"><text:span text:style-name="T131">-<text:s/></text:span><text:span text:style-name="T132">Datum</text:span><text:span text:style-name="T133"><text:tab/></text:span><text:span text:style-name="T134">-&gt;</text:span><text:span text:style-name="T135"><text:s/>Date</text:span></text:p>
      <text:p text:style-name="P136"><text:span text:style-name="T137">-<text:s/></text:span><text:span text:style-name="T138">Locatie</text:span><text:span text:style-name="T139"><text:tab/></text:span><text:span text:style-name="T140"><text:s/>-&gt;<text:s/></text:span><text:span text:style-name="T141">Location</text:span><text:span text:style-name="T142"><text:s/></text:span></text:p>
      <text:p text:style-name="P143"><text:span text:style-name="T144">-</text:span><text:span text:style-name="T145"><text:s/></text:span><text:span text:style-name="T146">Aantal_Donoren</text:span><text:span text:style-name="T147"><text:s/>-&gt;<text:s/></text:span><text:span text:style-name="T148">Number_Donors</text:span></text:p>
      <text:p text:style-name="HTMLPreformatted"/>
      <text:list text:style-name="LFO1" text:continue-numbering="true">
        <text:list-item>
          <text:p text:style-name="P149">Evaluaties_van_Evenementen_en_Activiteiten<text:s/>-<text:s/>Evaluations_of_Events_and_Activities</text:p>
        </text:list-item>
      </text:list>
      <text:list text:style-name="LFO2" text:continue-numbering="true">
        <text:list-item>
          <text:p text:style-name="P150"><text:span text:style-name="T151">Evaluatie_ID</text:span><text:span text:style-name="T152"><text:tab/></text:span><text:span text:style-name="T153">-&gt;<text:s/></text:span><text:span text:style-name="T154">Evaluation_ID</text:span></text:p>
        </text:list-item>
        <text:list-item>
          <text:p text:style-name="P155"><text:span text:style-name="T156">Evenement_ID</text:span><text:span text:style-name="T157"><text:tab/></text:span><text:span text:style-name="T158">-&gt;<text:s/></text:span><text:span text:style-name="T159">Event_ID</text:span></text:p>
        </text:list-item>
        <text:list-item>
          <text:p text:style-name="P160"><text:span text:style-name="T161">Datum</text:span><text:span text:style-name="T162"><text:tab/></text:span><text:span text:style-name="T163">- &gt;<text:s/></text:span><text:span text:style-name="T164">Date</text:span></text:p>
        </text:list-item>
        <text:list-item>
          <text:p text:style-name="P165"><text:span text:style-name="T166">Score</text:span><text:span text:style-name="T167"><text:tab/></text:span><text:span text:style-name="T168">-&gt;<text:s/></text:span><text:span text:style-name="T169">Score</text:span></text:p>
        </text:list-item>
        <text:list-item>
          <text:p text:style-name="P170"><text:span text:style-name="T171">Opmerkingen</text:span><text:span text:style-name="T172"><text:s/>-&gt;<text:s/></text:span><text:span text:style-name="T173">Comments</text:span></text:p>
        </text:list-item>
      </text:list>
      <text:soft-page-break/>
      <text:list text:style-name="LFO1" text:continue-numbering="true">
        <text:list-item>
          <text:p text:style-name="P174"><text:span text:style-name="T175">Evenementen</text:span><text:span text:style-name="T176"><text:s/>–<text:s/></text:span><text:span text:style-name="T177">Events</text:span></text:p>
        </text:list-item>
      </text:list>
      <text:list text:style-name="LFO2" text:continue-numbering="true">
        <text:list-item>
          <text:p text:style-name="P178"><text:span text:style-name="T179">Evenement_ID</text:span><text:span text:style-name="T180"><text:tab/></text:span><text:span text:style-name="T181">- &gt;<text:s/></text:span><text:span text:style-name="T182">Event_ID</text:span></text:p>
        </text:list-item>
        <text:list-item>
          <text:p text:style-name="P183"><text:span text:style-name="T184">Naam</text:span><text:span text:style-name="T185"><text:tab/></text:span><text:span text:style-name="T186">-&gt;<text:s/></text:span><text:span text:style-name="T187">Name</text:span></text:p>
        </text:list-item>
        <text:list-item>
          <text:p text:style-name="P188"><text:span text:style-name="T189">Datum</text:span><text:span text:style-name="T190"><text:tab/></text:span><text:span text:style-name="T191">-&gt;<text:s/></text:span><text:span text:style-name="T192">Date</text:span></text:p>
        </text:list-item>
        <text:list-item>
          <text:p text:style-name="P193"><text:span text:style-name="T194">Locatie</text:span><text:span text:style-name="T195"><text:tab/>Type</text:span><text:span text:style-name="T196"><text:s/>-&gt;<text:s/></text:span><text:span text:style-name="T197">Location Type</text:span></text:p>
        </text:list-item>
      </text:list>
      <text:p text:style-name="P198"/>
      <text:list text:style-name="LFO1" text:continue-numbering="true">
        <text:list-item>
          <text:p text:style-name="P199">Evenementen_Planning<text:s/>-<text:s/><text:span text:style-name="T200">Events_Planning</text:span></text:p>
        </text:list-item>
      </text:list>
      <text:list text:style-name="LFO2" text:continue-numbering="true">
        <text:list-item>
          <text:p text:style-name="P201"><text:span text:style-name="T202">Evenement_ID</text:span><text:span text:style-name="T203"><text:tab/></text:span><text:span text:style-name="T204">- &gt;<text:s/></text:span><text:span text:style-name="T205">Event_ID</text:span></text:p>
        </text:list-item>
        <text:list-item>
          <text:p text:style-name="P206"><text:span text:style-name="T207">Naam</text:span><text:span text:style-name="T208"><text:tab/></text:span><text:span text:style-name="T209">-&gt;<text:s/></text:span><text:span text:style-name="T210">Name</text:span></text:p>
        </text:list-item>
        <text:list-item>
          <text:p text:style-name="P211"><text:span text:style-name="T212">Datum</text:span><text:span text:style-name="T213"><text:tab/></text:span><text:span text:style-name="T214">-&gt;<text:s/></text:span><text:span text:style-name="T215">Date</text:span></text:p>
        </text:list-item>
        <text:list-item>
          <text:p text:style-name="P216"><text:span text:style-name="T217">Locatie</text:span><text:span text:style-name="T218"><text:tab/>Type</text:span><text:span text:style-name="T219"><text:s/>-&gt;<text:s/></text:span><text:span text:style-name="T220">Location Type</text:span></text:p>
        </text:list-item>
      </text:list>
      <text:list text:style-name="LFO1" text:continue-numbering="true">
        <text:list-item>
          <text:p text:style-name="P221">Feedback – Feedback</text:p>
        </text:list-item>
      </text:list>
      <text:list text:style-name="LFO2" text:continue-numbering="true">
        <text:list-item>
          <text:p text:style-name="P222"><text:span text:style-name="T223">Feedback_ID</text:span><text:span text:style-name="T224"><text:tab/></text:span><text:span text:style-name="T225">-&gt;<text:s/></text:span><text:span text:style-name="T226">Feedback_ID</text:span></text:p>
        </text:list-item>
        <text:list-item>
          <text:p text:style-name="P227"><text:span text:style-name="T228">PatiÃ«nt_ID</text:span><text:span text:style-name="T229"><text:tab/></text:span><text:span text:style-name="T230">-&gt;<text:s/></text:span><text:span text:style-name="T231">Patient_ID</text:span></text:p>
        </text:list-item>
        <text:list-item>
          <text:p text:style-name="P232"><text:span text:style-name="T233">Datum</text:span><text:span text:style-name="T234"><text:tab/></text:span><text:span text:style-name="T235">- &gt;<text:s/></text:span><text:span text:style-name="T236">Date</text:span></text:p>
        </text:list-item>
        <text:list-item>
          <text:p text:style-name="P237"><text:span text:style-name="T238">Feedback</text:span><text:span text:style-name="T239"><text:tab/></text:span><text:span text:style-name="T240">- &gt;<text:s/></text:span><text:span text:style-name="T241">Feedback</text:span></text:p>
        </text:list-item>
        <text:list-item>
          <text:p text:style-name="P242"><text:span text:style-name="T243">Tevredenheidsscore -&gt;<text:s/></text:span><text:span text:style-name="T244">Satisfaction Score</text:span></text:p>
        </text:list-item>
      </text:list>
      <text:p text:style-name="P245"><text:s/></text:p>
      <text:list text:style-name="LFO1" text:continue-numbering="true">
        <text:list-item>
          <text:p text:style-name="P246"><text:span text:style-name="T247">Financiele_Data</text:span><text:span text:style-name="T248"><text:s/>-<text:s/></text:span><text:span text:style-name="T249">Financial_Data</text:span></text:p>
        </text:list-item>
      </text:list>
      <text:list text:style-name="LFO2" text:continue-numbering="true">
        <text:list-item>
          <text:p text:style-name="P250"><text:span text:style-name="T251">Transactie_ID</text:span><text:span text:style-name="T252"><text:tab/></text:span><text:span text:style-name="T253">-&gt;<text:s/></text:span><text:span text:style-name="T254">Transaction_ID</text:span></text:p>
        </text:list-item>
        <text:list-item>
          <text:p text:style-name="P255"><text:span text:style-name="T256">Type</text:span><text:span text:style-name="T257"><text:tab/></text:span><text:span text:style-name="T258">-&gt;<text:s/></text:span><text:span text:style-name="T259">Type</text:span></text:p>
        </text:list-item>
        <text:list-item>
          <text:p text:style-name="P260"><text:span text:style-name="T261">Bedrag</text:span><text:span text:style-name="T262"><text:tab/></text:span><text:span text:style-name="T263">-&gt;<text:s/></text:span><text:span text:style-name="T264">Amount</text:span></text:p>
        </text:list-item>
        <text:list-item>
          <text:p text:style-name="P265"><text:span text:style-name="T266">Datum</text:span><text:span text:style-name="T267"><text:tab/></text:span><text:span text:style-name="T268">-&gt;<text:s/></text:span><text:span text:style-name="T269">Date</text:span></text:p>
        </text:list-item>
        <text:list-item>
          <text:p text:style-name="P270"><text:span text:style-name="T271">Omschrijving</text:span><text:span text:style-name="T272"><text:s/>-&gt;<text:s/></text:span><text:span text:style-name="T273">Description</text:span></text:p>
        </text:list-item>
      </text:list>
      <text:p text:style-name="P274"/>
      <text:list text:style-name="LFO1" text:continue-numbering="true">
        <text:list-item>
          <text:p text:style-name="P275">HR_gegevens_van_het_Personeel<text:s/>-<text:s/>HR_data_of_the_Staff</text:p>
        </text:list-item>
      </text:list>
      <text:list text:style-name="LFO2" text:continue-numbering="true">
        <text:list-item>
          <text:p text:style-name="P276"><text:span text:style-name="T277">Medewerker_ID</text:span><text:span text:style-name="T278"><text:tab/></text:span><text:span text:style-name="T279">- &gt;<text:s/></text:span><text:span text:style-name="T280">Employee_ID</text:span></text:p>
        </text:list-item>
        <text:list-item>
          <text:p text:style-name="P281"><text:span text:style-name="T282">Naam</text:span><text:span text:style-name="T283"><text:tab/></text:span><text:span text:style-name="T284">- &gt;<text:s/></text:span><text:span text:style-name="T285">Name</text:span></text:p>
        </text:list-item>
        <text:list-item>
          <text:p text:style-name="P286"><text:span text:style-name="T287">Functie</text:span><text:span text:style-name="T288"><text:tab/>Afdeling</text:span><text:span text:style-name="T289"><text:s/>-&gt;<text:s/></text:span><text:span text:style-name="T290">Position</text:span><text:span text:style-name="T291"><text:tab/></text:span></text:p>
        </text:list-item>
        <text:list-item>
          <text:p text:style-name="P292">In_dienst_sinds -&gt;<text:s/><text:span text:style-name="T293">Department</text:span><text:span text:style-name="T294"><text:s/></text:span><text:span text:style-name="T295">In service since</text:span></text:p>
        </text:list-item>
      </text:list>
      <text:p text:style-name="P296"/>
      <text:list text:style-name="LFO1" text:continue-numbering="true">
        <text:list-item>
          <text:p text:style-name="P297">Hulpverleningsacties<text:s/>-<text:s/><text:span text:style-name="T298">Relief efforts</text:span></text:p>
        </text:list-item>
      </text:list>
      <text:list text:style-name="LFO2" text:continue-numbering="true">
        <text:list-item>
          <text:p text:style-name="P299"><text:span text:style-name="T300">Actie_ID</text:span><text:span text:style-name="T301"><text:s/>-&gt;<text:s/></text:span><text:span text:style-name="T302">Action_ID</text:span><text:span text:style-name="T303"><text:tab/></text:span></text:p>
        </text:list-item>
        <text:list-item>
          <text:p text:style-name="P304"><text:span text:style-name="T305">Locatie</text:span><text:span text:style-name="T306"><text:tab/></text:span><text:span text:style-name="T307"><text:s/>-&gt;<text:s/></text:span><text:span text:style-name="T308">Location</text:span></text:p>
        </text:list-item>
        <text:list-item>
          <text:p text:style-name="P309"><text:span text:style-name="T310">Type_Actie</text:span><text:span text:style-name="T311"><text:tab/></text:span><text:span text:style-name="T312">- &gt;<text:s/></text:span><text:span text:style-name="T313">Type_Action</text:span></text:p>
        </text:list-item>
        <text:list-item>
          <text:p text:style-name="P314"><text:span text:style-name="T315">Aantal_Vrijwilligers</text:span><text:span text:style-name="T316"><text:tab/></text:span><text:span text:style-name="T317">-&gt;<text:s/></text:span><text:span text:style-name="T318">Number_Volunteers</text:span></text:p>
        </text:list-item>
        <text:list-item>
          <text:p text:style-name="P319">Aantal_Geholpen_Personen<text:tab/>-&gt;<text:s/>Number_Persons Helped</text:p>
        </text:list-item>
        <text:list-item>
          <text:p text:style-name="P320"><text:span text:style-name="T321">Datum</text:span><text:span text:style-name="T322"><text:s/>-&gt;<text:s/></text:span><text:span text:style-name="T323">Date</text:span></text:p>
        </text:list-item>
      </text:list>
      <text:p text:style-name="HTMLPreformatted"/>
      <text:list text:style-name="LFO1" text:continue-numbering="true">
        <text:list-item>
          <text:p text:style-name="P324">Incidentrapporten<text:s/>-<text:s/><text:span text:style-name="T325">Incident reports</text:span></text:p>
        </text:list-item>
      </text:list>
      <text:list text:style-name="LFO2" text:continue-numbering="true">
        <text:list-item>
          <text:p text:style-name="P326"><text:span text:style-name="T327">Incident_ID</text:span><text:span text:style-name="T328"><text:tab/></text:span><text:span text:style-name="T329">-&gt;<text:s/></text:span><text:span text:style-name="T330">Incident_ID</text:span></text:p>
        </text:list-item>
        <text:list-item>
          <text:p text:style-name="P331"><text:span text:style-name="T332">Datum</text:span><text:span text:style-name="T333"><text:tab/></text:span><text:span text:style-name="T334">-&gt;<text:s/></text:span><text:span text:style-name="T335">Date</text:span></text:p>
        </text:list-item>
        <text:list-item>
          <text:p text:style-name="P336"><text:span text:style-name="T337">Locatie</text:span><text:span text:style-name="T338"><text:tab/>Omschrijving</text:span><text:span text:style-name="T339"><text:tab/></text:span><text:span text:style-name="T340">-&gt;<text:s/></text:span><text:span text:style-name="T341">Location Description</text:span></text:p>
        </text:list-item>
        <text:list-item>
          <text:p text:style-name="P342"><text:span text:style-name="T343">Impact</text:span><text:span text:style-name="T344"><text:s/>-&gt;</text:span><text:span text:style-name="T345"><text:s/>Impact</text:span></text:p>
        </text:list-item>
      </text:list>
      <text:p text:style-name="P346"/>
      <text:p text:style-name="HTMLPreformatted"/>
      <text:list text:style-name="LFO1" text:continue-numbering="true">
        <text:list-item>
          <text:p text:style-name="P347">Inventaris_van_Faciliteiten<text:s/>-<text:s/><text:span text:style-name="T348">Inventory_of_Facilities</text:span></text:p>
        </text:list-item>
      </text:list>
      <text:list text:style-name="LFO2" text:continue-numbering="true">
        <text:list-item>
          <text:p text:style-name="P349">Item_ID<text:tab/><text:s/>-&gt;<text:s/><text:span text:style-name="T350">Item_ID</text:span></text:p>
        </text:list-item>
        <text:list-item>
          <text:p text:style-name="P351">Type<text:tab/>-&gt;<text:s/><text:span text:style-name="T352">Type</text:span></text:p>
        </text:list-item>
        <text:list-item>
          <text:p text:style-name="P353">Aantal<text:tab/>- &gt;<text:s/><text:span text:style-name="T354">Quantity</text:span></text:p>
        </text:list-item>
        <text:list-item>
          <text:p text:style-name="P355">Locatie<text:s/>- &gt;<text:span text:style-name="T356"><text:s/>Location</text:span></text:p>
        </text:list-item>
      </text:list>
      <text:p text:style-name="P357"/>
      <text:list text:style-name="LFO1" text:continue-numbering="true">
        <text:list-item>
          <text:p text:style-name="P358">Materiaalbeheer<text:s/>-<text:s/><text:span text:style-name="T359">Materials management</text:span></text:p>
        </text:list-item>
      </text:list>
      <text:list text:style-name="LFO2" text:continue-numbering="true">
        <text:list-item>
          <text:p text:style-name="P360"><text:span text:style-name="T361">Materiaal_ID</text:span><text:span text:style-name="T362"><text:tab/></text:span><text:span text:style-name="T363">- &gt;<text:s/></text:span><text:span text:style-name="T364">Material_ID</text:span></text:p>
        </text:list-item>
        <text:list-item>
          <text:p text:style-name="P365"><text:span text:style-name="T366">Type_Materiaal</text:span><text:span text:style-name="T367"><text:tab/></text:span><text:span text:style-name="T368">- &gt;<text:s/></text:span><text:span text:style-name="T369">Type_Material</text:span></text:p>
        </text:list-item>
        <text:list-item>
          <text:p text:style-name="P370"><text:span text:style-name="T371">Aantal</text:span><text:span text:style-name="T372"><text:tab/></text:span><text:span text:style-name="T373">- &gt;<text:s/></text:span><text:span text:style-name="T374">Quantity</text:span></text:p>
        </text:list-item>
        <text:list-item>
          <text:p text:style-name="P375"><text:span text:style-name="T376">Locatie</text:span><text:span text:style-name="T377"><text:tab/>Status</text:span><text:span text:style-name="T378"><text:s/>-&gt;<text:s/></text:span><text:span text:style-name="T379">Location Status</text:span></text:p>
        </text:list-item>
      </text:list>
      <text:p text:style-name="P380"/>
      <text:p text:style-name="HTMLPreformatted"/>
      <text:list text:style-name="LFO1" text:continue-numbering="true">
        <text:list-item>
          <text:p text:style-name="P381">Materiaalbeheer_voor_Donaties<text:s/>-<text:s/><text:span text:style-name="T382">Materials_management_for_donations</text:span></text:p>
        </text:list-item>
      </text:list>
      <text:list text:style-name="LFO2" text:continue-numbering="true">
        <text:list-item>
          <text:p text:style-name="P383">Materiaal_ID<text:s/>-&gt;<text:s/><text:span text:style-name="T384">Material_ID</text:span><text:tab/></text:p>
        </text:list-item>
        <text:list-item>
          <text:p text:style-name="P385">Type<text:tab/>-&gt;<text:s/><text:span text:style-name="T386">Type</text:span></text:p>
        </text:list-item>
        <text:list-item>
          <text:p text:style-name="P387">Aantal<text:tab/>-&gt;<text:s/><text:span text:style-name="T388">Quantity</text:span></text:p>
        </text:list-item>
        <text:list-item>
          <text:p text:style-name="P389">Status -&gt;<text:s/><text:span text:style-name="T390">Status</text:span></text:p>
        </text:list-item>
      </text:list>
      <text:p text:style-name="P391"/>
      <text:p text:style-name="P392"/>
      <text:list text:style-name="LFO1" text:continue-numbering="true">
        <text:list-item>
          <text:p text:style-name="P393">Media_aandacht_en_Publiciteit - Media_attention_and_Publicity</text:p>
        </text:list-item>
      </text:list>
      <text:list text:style-name="LFO2" text:continue-numbering="true">
        <text:list-item>
          <text:p text:style-name="P394"><text:span text:style-name="T395">Publicatie_ID</text:span><text:span text:style-name="T396"><text:s/>- &gt;<text:s/></text:span><text:span text:style-name="T397">Publication_ID</text:span></text:p>
        </text:list-item>
        <text:list-item>
          <text:p text:style-name="P398">Datum<text:tab/>-&gt; Date<text:s/></text:p>
        </text:list-item>
        <text:list-item>
          <text:p text:style-name="P399">Medium<text:tab/>- &gt; Medium</text:p>
        </text:list-item>
        <text:list-item>
          <text:p text:style-name="P400">Inhoud<text:tab/><text:s/>-&gt; Content</text:p>
        </text:list-item>
        <text:list-item>
          <text:p text:style-name="P401">Impact<text:s/>-&gt; Impact</text:p>
        </text:list-item>
      </text:list>
      <text:list text:style-name="LFO1" text:continue-numbering="true">
        <text:list-item>
          <text:p text:style-name="P402"><text:span text:style-name="T403">Opleidingen_Vrijwilligers</text:span><text:span text:style-name="T404"><text:s/>-<text:s/></text:span><text:span text:style-name="T405">Training_Volunteers</text:span></text:p>
        </text:list-item>
      </text:list>
      <text:list text:style-name="LFO2" text:continue-numbering="true">
        <text:list-item>
          <text:p text:style-name="P406"><text:span text:style-name="T407">Opleiding_ID</text:span><text:span text:style-name="T408"><text:tab/></text:span><text:span text:style-name="T409">- &gt;<text:s/></text:span><text:span text:style-name="T410">Training_ID</text:span></text:p>
        </text:list-item>
        <text:list-item>
          <text:p text:style-name="P411"><text:span text:style-name="T412">Vrijwilliger_ID</text:span><text:span text:style-name="T413"><text:tab/></text:span><text:span text:style-name="T414"><text:s/>-&gt;<text:s/></text:span><text:span text:style-name="T415">Volunteer_ID</text:span></text:p>
        </text:list-item>
        <text:list-item>
          <text:p text:style-name="P416"><text:span text:style-name="T417">Naam_Opleiding</text:span><text:span text:style-name="T418"><text:tab/></text:span><text:span text:style-name="T419">- &gt;<text:s/></text:span><text:span text:style-name="T420">Name_Training</text:span></text:p>
        </text:list-item>
        <text:list-item>
          <text:p text:style-name="P421"><text:span text:style-name="T422">Datum</text:span><text:span text:style-name="T423"><text:tab/></text:span><text:span text:style-name="T424">-&gt;<text:s/></text:span><text:span text:style-name="T425">Date</text:span></text:p>
        </text:list-item>
        <text:list-item>
          <text:p text:style-name="P426"><text:span text:style-name="T427">Resultaat</text:span><text:span text:style-name="T428"><text:s/>-&gt;<text:s/></text:span><text:span text:style-name="T429">Result</text:span></text:p>
        </text:list-item>
      </text:list>
      <text:p text:style-name="HTMLPreformatted"/>
      <text:list text:style-name="LFO1" text:continue-numbering="true">
        <text:list-item>
          <text:p text:style-name="P430">Partners_en_Samenwerkingen<text:s/>-<text:s/><text:span text:style-name="T431">Partners_and_Collaborations</text:span></text:p>
        </text:list-item>
      </text:list>
      <text:list text:style-name="LFO2" text:continue-numbering="true">
        <text:list-item>
          <text:p text:style-name="P432"><text:span text:style-name="T433">Partner_ID</text:span><text:span text:style-name="T434"><text:tab/></text:span><text:span text:style-name="T435">- &gt;<text:s/></text:span><text:span text:style-name="T436">Partner_ID</text:span></text:p>
        </text:list-item>
        <text:list-item>
          <text:p text:style-name="P437"><text:span text:style-name="T438">Naam</text:span><text:span text:style-name="T439"><text:tab/></text:span><text:span text:style-name="T440">-&gt;<text:s/></text:span><text:span text:style-name="T441">Name</text:span></text:p>
        </text:list-item>
        <text:list-item>
          <text:p text:style-name="P442"><text:span text:style-name="T443">Type_Samenwerking</text:span><text:span text:style-name="T444"><text:s/>-&gt;<text:s/></text:span><text:span text:style-name="T445">Type_Collaboration</text:span><text:span text:style-name="T446"><text:tab/></text:span></text:p>
        </text:list-item>
        <text:list-item>
          <text:p text:style-name="P447"><text:span text:style-name="T448">Contactpersoon</text:span><text:span text:style-name="T449"><text:tab/></text:span><text:span text:style-name="T450">-&gt;<text:s/></text:span><text:span text:style-name="T451">Contact person</text:span></text:p>
        </text:list-item>
        <text:list-item>
          <text:p text:style-name="P452"><text:span text:style-name="T453">Contactgegevens &gt;<text:s/></text:span><text:span text:style-name="T454">Contact details</text:span></text:p>
        </text:list-item>
      </text:list>
      <text:p text:style-name="HTMLPreformatted"/>
      <text:list text:style-name="LFO1" text:continue-numbering="true">
        <text:list-item>
          <text:p text:style-name="P455">Patienten<text:s/>-&gt;<text:s/><text:span text:style-name="T456">patients</text:span></text:p>
        </text:list-item>
      </text:list>
      <text:list text:style-name="LFO2" text:continue-numbering="true">
        <text:list-item>
          <text:p text:style-name="P457"><text:span text:style-name="T458">PatiÃ«nt_ID</text:span><text:span text:style-name="T459"><text:tab/></text:span><text:span text:style-name="T460">-&gt;<text:s/></text:span><text:span text:style-name="T461">Patient_ID</text:span></text:p>
        </text:list-item>
        <text:list-item>
          <text:p text:style-name="P462"><text:span text:style-name="T463">Naam</text:span><text:span text:style-name="T464"><text:tab/></text:span><text:span text:style-name="T465">-&gt;<text:s/></text:span><text:span text:style-name="T466">Name</text:span></text:p>
        </text:list-item>
        <text:list-item>
          <text:p text:style-name="P467"><text:span text:style-name="T468">Bloedgroep</text:span><text:span text:style-name="T469"><text:tab/></text:span><text:span text:style-name="T470">-&gt;<text:s/></text:span><text:span text:style-name="T471">Blood Type</text:span></text:p>
        </text:list-item>
        <text:list-item>
          <text:p text:style-name="P472"><text:span text:style-name="T473">Medische_Conditie</text:span><text:span text:style-name="T474"><text:tab/></text:span><text:span text:style-name="T475">-&gt;<text:s/></text:span><text:span text:style-name="T476">Medical_Condition</text:span></text:p>
        </text:list-item>
        <text:list-item>
          <text:p text:style-name="P477"><text:span text:style-name="T478">Behandelend_Ziekenhuis_ID</text:span><text:span text:style-name="T479"><text:s/>-&gt;<text:s/></text:span><text:span text:style-name="T480">Treating_Hospital_ID</text:span></text:p>
        </text:list-item>
      </text:list>
      <text:p text:style-name="P481"/>
      <text:list text:style-name="LFO1" text:continue-numbering="true">
        <text:list-item>
          <text:p text:style-name="P482"><text:span text:style-name="T483">Technologie_en_IT_infrastructuur</text:span><text:span text:style-name="T484"><text:s/>-<text:s/></text:span><text:span text:style-name="T485">Technology_and_IT_infrastructure</text:span></text:p>
        </text:list-item>
      </text:list>
      <text:list text:style-name="LFO2" text:continue-numbering="true">
        <text:list-item>
          <text:p text:style-name="P486"><text:span text:style-name="T487">Apparaat_ID</text:span><text:span text:style-name="T488"><text:s/>-&gt;<text:s/></text:span><text:span text:style-name="T489">Device_ID</text:span><text:span text:style-name="T490"><text:tab/></text:span></text:p>
        </text:list-item>
        <text:list-item>
          <text:p text:style-name="P491"><text:span text:style-name="T492">Type</text:span><text:span text:style-name="T493"><text:tab/></text:span><text:span text:style-name="T494">-&gt;<text:s/></text:span><text:span text:style-name="T495">Type</text:span></text:p>
        </text:list-item>
        <text:list-item>
          <text:p text:style-name="P496"><text:span text:style-name="T497">Merk</text:span><text:span text:style-name="T498"><text:tab/></text:span><text:span text:style-name="T499">-&gt;<text:s/></text:span><text:span text:style-name="T500">Brand</text:span></text:p>
        </text:list-item>
        <text:list-item>
          <text:p text:style-name="P501"><text:span text:style-name="T502">Aankoop</text:span><text:span text:style-name="T503"><text:s/></text:span><text:span text:style-name="T504">Purchase</text:span><text:span text:style-name="T505">-&gt;</text:span><text:span text:style-name="T506"><text:s/>Purchase</text:span></text:p>
        </text:list-item>
        <text:list-item>
          <text:p text:style-name="P507"><text:span text:style-name="T508">datum</text:span><text:span text:style-name="T509"><text:tab/></text:span><text:span text:style-name="T510">-&gt;<text:s/></text:span><text:span text:style-name="T511">Date</text:span></text:p>
        </text:list-item>
        <text:list-item>
          <text:p text:style-name="P512"><text:span text:style-name="T513">Status</text:span><text:span text:style-name="T514"><text:s/>-&gt;<text:s/></text:span><text:span text:style-name="T515">Status</text:span></text:p>
        </text:list-item>
      </text:list>
      <text:p text:style-name="HTMLPreformatted"/>
      <text:list text:style-name="LFO1" text:continue-numbering="true">
        <text:list-item>
          <text:p text:style-name="P516">Trainingsschemas_voor_Vrijwilligers -<text:s/><text:span text:style-name="T517">Training_schedules_for_volunteers</text:span></text:p>
        </text:list-item>
      </text:list>
      <text:list text:style-name="LFO2" text:continue-numbering="true">
        <text:list-item>
          <text:p text:style-name="P518"><text:span text:style-name="T519">Schema_ID</text:span><text:span text:style-name="T520"><text:s/>-&gt;<text:s/></text:span><text:span text:style-name="T521">Schedule_ID</text:span></text:p>
        </text:list-item>
        <text:list-item>
          <text:p text:style-name="P522">Vrijwilliger_ID<text:tab/><text:s/>-&gt;<text:s/>Volunteer_ID</text:p>
        </text:list-item>
        <text:list-item>
          <text:p text:style-name="P523"><text:span text:style-name="T524">Training</text:span><text:span text:style-name="T525"><text:s/></text:span><text:span text:style-name="T526">Datum</text:span><text:span text:style-name="T527"><text:tab/></text:span><text:span text:style-name="T528">-&gt;<text:s/></text:span><text:span text:style-name="T529">Training Date</text:span></text:p>
        </text:list-item>
        <text:list-item>
          <text:p text:style-name="P530"><text:span text:style-name="T531">Status</text:span><text:span text:style-name="T532"><text:s/>- &gt;</text:span><text:span text:style-name="T533"><text:s/></text:span><text:span text:style-name="T534">Status</text:span></text:p>
        </text:list-item>
      </text:list>
      <text:p text:style-name="P535"/>
      <text:list text:style-name="LFO1" text:continue-numbering="true">
        <text:list-item>
          <text:p text:style-name="P536"><text:span text:style-name="T537">Vrijwilligers</text:span><text:span text:style-name="T538"><text:s/>–<text:s/></text:span><text:span text:style-name="T539">Volunteers</text:span></text:p>
        </text:list-item>
      </text:list>
      <text:list text:style-name="LFO2" text:continue-numbering="true">
        <text:list-item>
          <text:p text:style-name="P540"><text:span text:style-name="T541">Vrijwilliger_ID</text:span><text:span text:style-name="T542"><text:s/>- &gt;<text:s/></text:span><text:span text:style-name="T543">Volunteer_ID</text:span></text:p>
        </text:list-item>
        <text:list-item>
          <text:p text:style-name="P544"><text:tab/>Naam<text:tab/>-&gt; Name</text:p>
        </text:list-item>
        <text:list-item>
          <text:p text:style-name="P545">Leeftijd<text:tab/>-&gt; Age</text:p>
        </text:list-item>
        <text:list-item>
          <text:p text:style-name="P546">Locatie<text:tab/><text:s/>- location</text:p>
        </text:list-item>
        <text:list-item>
          <text:p text:style-name="P547">Vaardigheden<text:tab/><text:s/>-&gt; skills<text:s/></text:p>
        </text:list-item>
        <text:list-item>
          <text:p text:style-name="P548"><text:span text:style-name="T549">Beschikbaarheid</text:span><text:span text:style-name="T550"><text:s/>- &gt;<text:s/></text:span><text:span text:style-name="T551">Availability</text:span></text:p>
        </text:list-item>
      </text:list>
      <text:p text:style-name="P552"/>
      <text:p text:style-name="HTMLPreformatted"/>
      <text:list text:style-name="LFO1" text:continue-numbering="true">
        <text:list-item>
          <text:p text:style-name="P553">Vrijwilligers_Bijgewerkt<text:s/>-<text:s/><text:span text:style-name="T554">Volunteers_Updated</text:span></text:p>
        </text:list-item>
      </text:list>
      <text:list text:style-name="LFO2" text:continue-numbering="true">
        <text:list-item>
          <text:p text:style-name="P555"><text:span text:style-name="T556">Vrijwilliger_ID</text:span><text:span text:style-name="T557"><text:s/>-&gt;<text:s/></text:span><text:span text:style-name="T558">Volunteer_ID</text:span></text:p>
        </text:list-item>
        <text:list-item>
          <text:p text:style-name="P559"><text:span text:style-name="T560">Naam</text:span><text:span text:style-name="T561"><text:tab/></text:span><text:span text:style-name="T562">-&gt;<text:s/></text:span><text:span text:style-name="T563">Name</text:span></text:p>
        </text:list-item>
        <text:list-item>
          <text:p text:style-name="P564"><text:span text:style-name="T565">Rol</text:span><text:span text:style-name="T566"><text:tab/></text:span><text:span text:style-name="T567">-&gt;<text:s/></text:span><text:span text:style-name="T568">Role</text:span></text:p>
        </text:list-item>
        <text:list-item>
          <text:p text:style-name="P569"><text:span text:style-name="T570">Beschikbaarheid</text:span><text:span text:style-name="T571"><text:tab/></text:span><text:span text:style-name="T572"><text:s/>-&gt;<text:s/></text:span><text:span text:style-name="T573">Availability</text:span></text:p>
        </text:list-item>
        <text:list-item>
          <text:p text:style-name="P574"><text:span text:style-name="T575">Opleidingsniveau</text:span><text:span text:style-name="T576"><text:s/>-&gt;<text:s/></text:span><text:span text:style-name="T577">Education leve</text:span><text:span text:style-name="T578">l</text:span></text:p>
        </text:list-item>
      </text:list>
      <text:p text:style-name="P579"/>
      <text:p text:style-name="HTMLPreformatted"/>
      <text:list text:style-name="LFO1" text:continue-numbering="true">
        <text:list-item>
          <text:p text:style-name="P580">Ziekenhuizen_en_Klinieken - Hospitals_and_Clinics</text:p>
        </text:list-item>
      </text:list>
      <text:list text:style-name="LFO2" text:continue-numbering="true">
        <text:list-item>
          <text:p text:style-name="P581"><text:span text:style-name="T582">Ziekenhuis_ID</text:span><text:span text:style-name="T583"><text:tab/></text:span><text:span text:style-name="T584">-&gt;<text:s/></text:span><text:span text:style-name="T585">Hospital_ID</text:span></text:p>
        </text:list-item>
        <text:list-item>
          <text:p text:style-name="P586"><text:span text:style-name="T587">Naam</text:span><text:span text:style-name="T588"><text:tab/></text:span><text:span text:style-name="T589">-&gt;<text:s/></text:span><text:span text:style-name="T590">Name</text:span></text:p>
        </text:list-item>
        <text:list-item>
          <text:p text:style-name="P591"><text:span text:style-name="T592">Locatie</text:span><text:span text:style-name="T593"><text:tab/></text:span><text:span text:style-name="T594"><text:s/>-&gt;<text:s/></text:span><text:span text:style-name="T595">Location</text:span></text:p>
        </text:list-item>
        <text:list-item>
          <text:p text:style-name="P596"><text:span text:style-name="T597">Contactgegevens</text:span><text:span text:style-name="T598"><text:s/>- &gt;<text:s/></text:span><text:span text:style-name="T599">Contact details</text:span></text:p>
        </text:list-item>
      </text:list>
      <text:p text:style-name="P600"/>
      <text:p text:style-name="HTMLPreformatted"/>
      <text:p text:style-name="P601"/>
      <text:p text:style-name="P602"/>
      <text:p text:style-name="P603"/>
      <text:p text:style-name="HTMLPreformatted"/>
      <text:p text:style-name="HTMLPreformatted"/>
      <text:p text:style-name="HTMLPreformatted"/>
      <text:p text:style-name="P604"/>
      <text:p text:style-name="HTMLPreformatted"/>
      <text:p text:style-name="HTMLPreformatted"/>
      <text:p text:style-name="P605"/>
      <text:p text:style-name="P606"/>
      <text:p text:style-name="P60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y2iqfc" style:display-name="y2iqfc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ourier New" style:font-name-asian="Times New Roman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ilefac Fogap Njinju</meta:initial-creator>
    <dc:creator>Zilefac Fogap Njinju</dc:creator>
    <meta:creation-date>2023-11-22T15:48:00Z</meta:creation-date>
    <dc:date>2023-11-25T17:33:00Z</dc:date>
    <meta:template xlink:href="Normal" xlink:type="simple"/>
    <meta:editing-cycles>4</meta:editing-cycles>
    <meta:editing-duration>PT95280S</meta:editing-duration>
    <meta:user-defined meta:name="MSIP_Label_c337be75-dfbb-4261-9834-ac247c7dde13_Enabled">true</meta:user-defined>
    <meta:user-defined meta:name="MSIP_Label_c337be75-dfbb-4261-9834-ac247c7dde13_SetDate">2023-11-22T15:51:10Z</meta:user-defined>
    <meta:user-defined meta:name="MSIP_Label_c337be75-dfbb-4261-9834-ac247c7dde13_Method">Standard</meta:user-defined>
    <meta:user-defined meta:name="MSIP_Label_c337be75-dfbb-4261-9834-ac247c7dde13_Name">Algemeen</meta:user-defined>
    <meta:user-defined meta:name="MSIP_Label_c337be75-dfbb-4261-9834-ac247c7dde13_SiteId">77d33cc5-c9b4-4766-95c7-ed5b515e1cce</meta:user-defined>
    <meta:user-defined meta:name="MSIP_Label_c337be75-dfbb-4261-9834-ac247c7dde13_ActionId">c5072adc-2dfb-467c-8910-267e131e7e8c</meta:user-defined>
    <meta:user-defined meta:name="MSIP_Label_c337be75-dfbb-4261-9834-ac247c7dde13_ContentBits">0</meta:user-defined>
    <meta:document-statistic meta:page-count="4" meta:paragraph-count="8" meta:word-count="650" meta:character-count="4353" meta:row-count="30" meta:non-whitespace-character-count="3711"/>
  </office:meta>
</office:document-meta>
</file>